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acb20c" officeooo:paragraph-rsid="010697c9"/>
    </style:style>
    <style:style style:name="P2" style:family="paragraph" style:parent-style-name="Standard">
      <style:text-properties fo:color="#acb20c" officeooo:paragraph-rsid="010e4695"/>
    </style:style>
    <style:style style:name="P3" style:family="paragraph" style:parent-style-name="Standard">
      <style:text-properties fo:color="#acb20c" officeooo:rsid="013c21f6" officeooo:paragraph-rsid="013c21f6"/>
    </style:style>
    <style:style style:name="P4" style:family="paragraph" style:parent-style-name="Standard">
      <style:text-properties fo:color="#acb20c" officeooo:rsid="0113adf7" officeooo:paragraph-rsid="012457f8"/>
    </style:style>
    <style:style style:name="P5" style:family="paragraph" style:parent-style-name="Standard">
      <style:text-properties fo:color="#acb20c" officeooo:rsid="01156c95" officeooo:paragraph-rsid="012457f8"/>
    </style:style>
    <style:style style:name="P6" style:family="paragraph" style:parent-style-name="Standard">
      <style:text-properties fo:color="#acb20c" officeooo:rsid="0131003d" officeooo:paragraph-rsid="0131003d"/>
    </style:style>
    <style:style style:name="P7" style:family="paragraph" style:parent-style-name="Standard">
      <style:text-properties fo:color="#acb20c" officeooo:rsid="0143cf77" officeooo:paragraph-rsid="010e4695"/>
    </style:style>
    <style:style style:name="P8" style:family="paragraph" style:parent-style-name="Standard">
      <style:text-properties fo:color="#acb20c" officeooo:rsid="0143cf77" officeooo:paragraph-rsid="0143cf77"/>
    </style:style>
    <style:style style:name="P9" style:family="paragraph" style:parent-style-name="Standard">
      <style:text-properties fo:color="#acb20c" officeooo:rsid="0143cf77" officeooo:paragraph-rsid="0194d650"/>
    </style:style>
    <style:style style:name="P10" style:family="paragraph" style:parent-style-name="Standard">
      <style:text-properties fo:color="#acb20c" officeooo:rsid="0143cf77" officeooo:paragraph-rsid="01c03733"/>
    </style:style>
    <style:style style:name="P11" style:family="paragraph" style:parent-style-name="Standard">
      <style:text-properties fo:color="#acb20c" officeooo:rsid="0143cf77" officeooo:paragraph-rsid="0224399f"/>
    </style:style>
    <style:style style:name="P12" style:family="paragraph" style:parent-style-name="Standard">
      <style:text-properties fo:color="#acb20c" officeooo:rsid="01443aa4" officeooo:paragraph-rsid="0143cf77"/>
    </style:style>
    <style:style style:name="P13" style:family="paragraph" style:parent-style-name="Standard">
      <style:text-properties fo:color="#acb20c" officeooo:rsid="01443aa4" officeooo:paragraph-rsid="01443aa4"/>
    </style:style>
    <style:style style:name="P14" style:family="paragraph" style:parent-style-name="Standard">
      <style:text-properties fo:color="#acb20c" officeooo:rsid="01443aa4" officeooo:paragraph-rsid="024836dc"/>
    </style:style>
    <style:style style:name="P15" style:family="paragraph" style:parent-style-name="Standard">
      <style:text-properties fo:color="#acb20c" officeooo:rsid="01509934" officeooo:paragraph-rsid="01509934"/>
    </style:style>
    <style:style style:name="P16" style:family="paragraph" style:parent-style-name="Standard">
      <style:text-properties fo:color="#acb20c" officeooo:rsid="0154a614" officeooo:paragraph-rsid="0131003d"/>
    </style:style>
    <style:style style:name="P17" style:family="paragraph" style:parent-style-name="Standard">
      <style:text-properties fo:color="#acb20c" fo:font-style="normal" officeooo:rsid="015a8479" officeooo:paragraph-rsid="015a8479" style:font-style-asian="normal" style:font-style-complex="normal"/>
    </style:style>
    <style:style style:name="P18" style:family="paragraph" style:parent-style-name="Standard">
      <style:text-properties fo:color="#acb20c" fo:font-style="normal" fo:font-weight="normal" officeooo:rsid="027e115a" officeooo:paragraph-rsid="027e115a" style:font-style-asian="normal" style:font-weight-asian="normal" style:font-style-complex="normal" style:font-weight-complex="normal"/>
    </style:style>
    <style:style style:name="P19" style:family="paragraph" style:parent-style-name="Standard">
      <style:text-properties fo:color="#acb20c" officeooo:rsid="014f9414" officeooo:paragraph-rsid="014b5c85"/>
    </style:style>
    <style:style style:name="P20" style:family="paragraph" style:parent-style-name="Standard">
      <style:text-properties fo:color="#acb20c" officeooo:rsid="01736603" officeooo:paragraph-rsid="01736603"/>
    </style:style>
    <style:style style:name="P21" style:family="paragraph" style:parent-style-name="Standard">
      <style:text-properties fo:color="#acb20c" officeooo:rsid="0175de90" officeooo:paragraph-rsid="0175de90"/>
    </style:style>
    <style:style style:name="P22" style:family="paragraph" style:parent-style-name="Standard">
      <style:text-properties fo:color="#acb20c" fo:font-weight="bold" officeooo:rsid="01c03733" officeooo:paragraph-rsid="0143cf77" style:font-weight-asian="bold" style:font-weight-complex="bold"/>
    </style:style>
    <style:style style:name="P23" style:family="paragraph" style:parent-style-name="Standard">
      <style:text-properties fo:color="#acb20c" fo:font-weight="bold" officeooo:rsid="0206615e" officeooo:paragraph-rsid="0206615e" style:font-weight-asian="bold" style:font-weight-complex="bold"/>
    </style:style>
    <style:style style:name="P24" style:family="paragraph" style:parent-style-name="Standard">
      <style:text-properties fo:color="#acb20c" fo:font-weight="bold" officeooo:rsid="024819fb" officeooo:paragraph-rsid="024819fb" style:font-weight-asian="bold" style:font-weight-complex="bold"/>
    </style:style>
    <style:style style:name="P25" style:family="paragraph" style:parent-style-name="Standard">
      <style:text-properties fo:color="#acb20c" fo:font-weight="bold" officeooo:rsid="024836dc" officeooo:paragraph-rsid="024836dc" style:font-weight-asian="bold" style:font-weight-complex="bold"/>
    </style:style>
    <style:style style:name="P26" style:family="paragraph" style:parent-style-name="Standard">
      <style:text-properties fo:color="#acb20c" fo:font-weight="bold" officeooo:rsid="027e115a" officeooo:paragraph-rsid="027e115a" style:font-weight-asian="bold" style:font-weight-complex="bold"/>
    </style:style>
    <style:style style:name="P27" style:family="paragraph" style:parent-style-name="Standard">
      <style:text-properties fo:color="#acb20c" fo:font-weight="bold" officeooo:rsid="01c2a93b" officeooo:paragraph-rsid="01c2a93b" style:font-weight-asian="bold" style:font-weight-complex="bold"/>
    </style:style>
    <style:style style:name="P28" style:family="paragraph" style:parent-style-name="Standard">
      <style:text-properties fo:color="#acb20c" fo:font-weight="bold" officeooo:rsid="02848180" officeooo:paragraph-rsid="02848180" style:font-weight-asian="bold" style:font-weight-complex="bold"/>
    </style:style>
    <style:style style:name="P29" style:family="paragraph" style:parent-style-name="Standard">
      <style:text-properties fo:color="#acb20c" officeooo:rsid="01794603" officeooo:paragraph-rsid="01794603"/>
    </style:style>
    <style:style style:name="P30" style:family="paragraph" style:parent-style-name="Standard">
      <style:text-properties fo:color="#acb20c" officeooo:rsid="01819d2c" officeooo:paragraph-rsid="018009e0"/>
    </style:style>
    <style:style style:name="P31" style:family="paragraph" style:parent-style-name="Standard">
      <style:text-properties fo:color="#acb20c" officeooo:rsid="01819d2c" officeooo:paragraph-rsid="019df464"/>
    </style:style>
    <style:style style:name="P32" style:family="paragraph" style:parent-style-name="Standard">
      <style:text-properties fo:color="#acb20c" officeooo:rsid="01819d2c" officeooo:paragraph-rsid="01c2a93b"/>
    </style:style>
    <style:style style:name="P33" style:family="paragraph" style:parent-style-name="Standard">
      <style:text-properties fo:color="#acb20c" officeooo:rsid="0190f4e1" officeooo:paragraph-rsid="0190f4e1"/>
    </style:style>
    <style:style style:name="P34" style:family="paragraph" style:parent-style-name="Standard">
      <style:text-properties fo:color="#acb20c" officeooo:rsid="01929560" officeooo:paragraph-rsid="01929560"/>
    </style:style>
    <style:style style:name="P35" style:family="paragraph" style:parent-style-name="Standard">
      <style:text-properties fo:color="#acb20c" officeooo:rsid="018284ff" officeooo:paragraph-rsid="018009e0"/>
    </style:style>
    <style:style style:name="P36" style:family="paragraph" style:parent-style-name="Standard">
      <style:text-properties fo:color="#acb20c" officeooo:rsid="01935342" officeooo:paragraph-rsid="01929560"/>
    </style:style>
    <style:style style:name="P37" style:family="paragraph" style:parent-style-name="Standard">
      <style:text-properties fo:color="#acb20c" officeooo:rsid="01935342" officeooo:paragraph-rsid="01935342"/>
    </style:style>
    <style:style style:name="P38" style:family="paragraph" style:parent-style-name="Standard">
      <style:text-properties fo:color="#acb20c" officeooo:rsid="010eead8" officeooo:paragraph-rsid="010e4695"/>
    </style:style>
    <style:style style:name="P39" style:family="paragraph" style:parent-style-name="Standard">
      <style:text-properties fo:color="#acb20c" officeooo:rsid="019df464" officeooo:paragraph-rsid="017ab0b7"/>
    </style:style>
    <style:style style:name="P40" style:family="paragraph" style:parent-style-name="Standard">
      <style:text-properties fo:color="#acb20c" officeooo:rsid="01c03733" officeooo:paragraph-rsid="01c03733"/>
    </style:style>
    <style:style style:name="P41" style:family="paragraph" style:parent-style-name="Standard">
      <style:text-properties fo:color="#acb20c" officeooo:rsid="01c2a93b" officeooo:paragraph-rsid="01c2a93b"/>
    </style:style>
    <style:style style:name="P42" style:family="paragraph" style:parent-style-name="Standard">
      <style:text-properties fo:color="#acb20c" officeooo:rsid="01c00572" officeooo:paragraph-rsid="015e5688"/>
    </style:style>
    <style:style style:name="P43" style:family="paragraph" style:parent-style-name="Standard">
      <style:text-properties fo:color="#acb20c" officeooo:rsid="01c89c94" officeooo:paragraph-rsid="01c89c94"/>
    </style:style>
    <style:style style:name="P44" style:family="paragraph" style:parent-style-name="Standard">
      <style:text-properties fo:color="#acb20c" officeooo:rsid="01c89c94" officeooo:paragraph-rsid="024e8143"/>
    </style:style>
    <style:style style:name="P45" style:family="paragraph" style:parent-style-name="Standard">
      <style:text-properties fo:color="#acb20c" officeooo:rsid="01d486d0" officeooo:paragraph-rsid="01d486d0"/>
    </style:style>
    <style:style style:name="P46" style:family="paragraph" style:parent-style-name="Standard">
      <style:text-properties fo:color="#acb20c" officeooo:rsid="01e36ad8" officeooo:paragraph-rsid="01e36ad8"/>
    </style:style>
    <style:style style:name="P47" style:family="paragraph" style:parent-style-name="Standard">
      <style:text-properties fo:color="#acb20c" officeooo:rsid="01e36ad8" officeooo:paragraph-rsid="01eb8355"/>
    </style:style>
    <style:style style:name="P48" style:family="paragraph" style:parent-style-name="Standard">
      <style:text-properties fo:color="#acb20c" officeooo:rsid="01d66fff" officeooo:paragraph-rsid="01929560"/>
    </style:style>
    <style:style style:name="P49" style:family="paragraph" style:parent-style-name="Standard">
      <style:text-properties fo:color="#acb20c" officeooo:rsid="01de535d" officeooo:paragraph-rsid="01de535d"/>
    </style:style>
    <style:style style:name="P50" style:family="paragraph" style:parent-style-name="Standard">
      <style:text-properties fo:color="#acb20c" officeooo:rsid="01de535d" officeooo:paragraph-rsid="01e54411"/>
    </style:style>
    <style:style style:name="P51" style:family="paragraph" style:parent-style-name="Standard">
      <style:text-properties fo:color="#acb20c" officeooo:rsid="01e54411" officeooo:paragraph-rsid="01eb8355"/>
    </style:style>
    <style:style style:name="P52" style:family="paragraph" style:parent-style-name="Standard">
      <style:text-properties fo:color="#acb20c" officeooo:rsid="01e985cf" officeooo:paragraph-rsid="01eb8355"/>
    </style:style>
    <style:style style:name="P53" style:family="paragraph" style:parent-style-name="Standard">
      <style:text-properties fo:color="#acb20c" officeooo:rsid="01eb8355" officeooo:paragraph-rsid="01e54411"/>
    </style:style>
    <style:style style:name="P54" style:family="paragraph" style:parent-style-name="Standard">
      <style:text-properties fo:color="#acb20c" officeooo:rsid="0207c1de" officeooo:paragraph-rsid="0206615e"/>
    </style:style>
    <style:style style:name="P55" style:family="paragraph" style:parent-style-name="Standard">
      <style:text-properties fo:color="#acb20c" officeooo:rsid="0207c1de" officeooo:paragraph-rsid="02298b15"/>
    </style:style>
    <style:style style:name="P56" style:family="paragraph" style:parent-style-name="Standard">
      <style:text-properties fo:color="#acb20c" officeooo:rsid="020c4726" officeooo:paragraph-rsid="020c4726"/>
    </style:style>
    <style:style style:name="P57" style:family="paragraph" style:parent-style-name="Standard">
      <style:text-properties fo:color="#acb20c" officeooo:paragraph-rsid="0154a614"/>
    </style:style>
    <style:style style:name="P58" style:family="paragraph" style:parent-style-name="Standard">
      <style:text-properties fo:color="#acb20c" officeooo:rsid="0224399f" officeooo:paragraph-rsid="0224399f"/>
    </style:style>
    <style:style style:name="P59" style:family="paragraph" style:parent-style-name="Standard">
      <style:text-properties fo:color="#acb20c" officeooo:rsid="017742c3" officeooo:paragraph-rsid="0224399f"/>
    </style:style>
    <style:style style:name="P60" style:family="paragraph" style:parent-style-name="Standard">
      <style:text-properties fo:color="#acb20c" officeooo:rsid="023dc71d" officeooo:paragraph-rsid="01443aa4"/>
    </style:style>
    <style:style style:name="P61" style:family="paragraph" style:parent-style-name="Standard">
      <style:text-properties fo:color="#acb20c" officeooo:rsid="024819fb" officeooo:paragraph-rsid="02298b15"/>
    </style:style>
    <style:style style:name="P62" style:family="paragraph" style:parent-style-name="Standard">
      <style:text-properties fo:color="#acb20c" fo:font-weight="normal" officeooo:rsid="023dc71d" officeooo:paragraph-rsid="024836dc" style:font-weight-asian="normal" style:font-weight-complex="normal"/>
    </style:style>
    <style:style style:name="P63" style:family="paragraph" style:parent-style-name="Standard">
      <style:text-properties fo:color="#acb20c" officeooo:rsid="024836dc" officeooo:paragraph-rsid="024836dc"/>
    </style:style>
    <style:style style:name="P64" style:family="paragraph" style:parent-style-name="Standard">
      <style:text-properties fo:color="#acb20c" officeooo:rsid="0110ca31" officeooo:paragraph-rsid="024e8143"/>
    </style:style>
    <style:style style:name="P65" style:family="paragraph" style:parent-style-name="Standard">
      <style:text-properties fo:color="#acb20c" officeooo:rsid="01ef9d47" officeooo:paragraph-rsid="01d486d0"/>
    </style:style>
    <style:style style:name="P66" style:family="paragraph" style:parent-style-name="Standard">
      <style:text-properties fo:color="#acb20c" officeooo:rsid="01ef9d47" officeooo:paragraph-rsid="027c9906"/>
    </style:style>
    <style:style style:name="P67" style:family="paragraph" style:parent-style-name="Standard">
      <style:text-properties fo:color="#acb20c" officeooo:rsid="024e8143" officeooo:paragraph-rsid="024e8143"/>
    </style:style>
    <style:style style:name="P68" style:family="paragraph" style:parent-style-name="Standard">
      <style:text-properties fo:color="#acb20c" officeooo:rsid="0189c543" officeooo:paragraph-rsid="01bbfa41"/>
    </style:style>
    <style:style style:name="P69" style:family="paragraph" style:parent-style-name="Standard">
      <style:text-properties fo:color="#acb20c" officeooo:rsid="0254af48" officeooo:paragraph-rsid="0254af48"/>
    </style:style>
    <style:style style:name="P70" style:family="paragraph" style:parent-style-name="Standard">
      <style:text-properties fo:color="#acb20c" officeooo:rsid="02674ecb" officeooo:paragraph-rsid="026867ac"/>
    </style:style>
    <style:style style:name="P71" style:family="paragraph" style:parent-style-name="Standard">
      <style:text-properties fo:color="#acb20c" officeooo:rsid="02567339" officeooo:paragraph-rsid="02567339"/>
    </style:style>
    <style:style style:name="P72" style:family="paragraph" style:parent-style-name="Standard">
      <style:text-properties fo:color="#acb20c" officeooo:rsid="01fe3de4" officeooo:paragraph-rsid="027c9906"/>
    </style:style>
    <style:style style:name="P73" style:family="paragraph" style:parent-style-name="Standard">
      <style:text-properties fo:color="#acb20c" officeooo:paragraph-rsid="01a31cff"/>
    </style:style>
    <style:style style:name="P74" style:family="paragraph" style:parent-style-name="Standard">
      <style:text-properties fo:color="#acb20c" officeooo:rsid="0194d650" officeooo:paragraph-rsid="0190f4e1"/>
    </style:style>
    <style:style style:name="P75" style:family="paragraph" style:parent-style-name="Standard">
      <style:text-properties fo:color="#acb20c" fo:font-size="16pt" fo:font-weight="bold" officeooo:rsid="01784af2" officeooo:paragraph-rsid="01784af2" style:font-size-asian="16pt" style:font-weight-asian="bold" style:font-size-complex="16pt" style:font-weight-complex="bold"/>
    </style:style>
    <style:style style:name="P76" style:family="paragraph" style:parent-style-name="Standard">
      <style:text-properties fo:color="#acb20c" officeooo:rsid="02848180" officeooo:paragraph-rsid="02848180"/>
    </style:style>
    <style:style style:name="P77" style:family="paragraph" style:parent-style-name="Standard">
      <style:text-properties fo:color="#acb20c" officeooo:rsid="02848180" officeooo:paragraph-rsid="0284f0ec"/>
    </style:style>
    <style:style style:name="P78" style:family="paragraph" style:parent-style-name="Standard">
      <style:text-properties fo:color="#acb20c" officeooo:rsid="02851534" officeooo:paragraph-rsid="02851534"/>
    </style:style>
    <style:style style:name="P79" style:family="paragraph" style:parent-style-name="Standard">
      <style:text-properties fo:color="#acb20c" officeooo:rsid="018613b2" officeooo:paragraph-rsid="017ab0b7"/>
    </style:style>
    <style:style style:name="P80" style:family="paragraph" style:parent-style-name="Standard">
      <style:text-properties fo:color="#acb20c" officeooo:rsid="028b10a4" officeooo:paragraph-rsid="028b10a4"/>
    </style:style>
    <style:style style:name="P81" style:family="paragraph" style:parent-style-name="Standard">
      <style:text-properties officeooo:paragraph-rsid="012457f8"/>
    </style:style>
    <style:style style:name="P82" style:family="paragraph" style:parent-style-name="Standard">
      <style:text-properties officeooo:paragraph-rsid="0131003d"/>
    </style:style>
    <style:style style:name="P83" style:family="paragraph" style:parent-style-name="Standard">
      <style:text-properties officeooo:paragraph-rsid="013c21f6"/>
    </style:style>
    <style:style style:name="P84" style:family="paragraph" style:parent-style-name="Standard">
      <style:text-properties officeooo:paragraph-rsid="01423a73"/>
    </style:style>
    <style:style style:name="P85" style:family="paragraph" style:parent-style-name="Standard">
      <style:text-properties officeooo:paragraph-rsid="014b5c85"/>
    </style:style>
    <style:style style:name="P86" style:family="paragraph" style:parent-style-name="Standard">
      <style:text-properties officeooo:paragraph-rsid="01509934"/>
    </style:style>
    <style:style style:name="P87" style:family="paragraph" style:parent-style-name="Standard">
      <style:text-properties officeooo:paragraph-rsid="015a8479"/>
    </style:style>
    <style:style style:name="P88" style:family="paragraph" style:parent-style-name="Standard">
      <style:text-properties officeooo:paragraph-rsid="01651081"/>
    </style:style>
    <style:style style:name="P89" style:family="paragraph" style:parent-style-name="Standard">
      <style:text-properties officeooo:paragraph-rsid="01736603"/>
    </style:style>
    <style:style style:name="P90" style:family="paragraph" style:parent-style-name="Standard">
      <style:text-properties officeooo:paragraph-rsid="018009e0"/>
    </style:style>
    <style:style style:name="P91" style:family="paragraph" style:parent-style-name="Standard">
      <style:text-properties officeooo:paragraph-rsid="018361f6"/>
    </style:style>
    <style:style style:name="P92" style:family="paragraph" style:parent-style-name="Standard">
      <style:text-properties officeooo:paragraph-rsid="01968741"/>
    </style:style>
    <style:style style:name="P93" style:family="paragraph" style:parent-style-name="Standard">
      <style:text-properties officeooo:paragraph-rsid="01bbfa41"/>
    </style:style>
    <style:style style:name="P94" style:family="paragraph" style:parent-style-name="Standard">
      <style:text-properties officeooo:paragraph-rsid="01bdb2f2"/>
    </style:style>
    <style:style style:name="P95" style:family="paragraph" style:parent-style-name="Standard">
      <style:text-properties officeooo:paragraph-rsid="0190f4e1"/>
    </style:style>
    <style:style style:name="P96" style:family="paragraph" style:parent-style-name="Standard">
      <style:text-properties officeooo:paragraph-rsid="01d852a8"/>
    </style:style>
    <style:style style:name="P97" style:family="paragraph" style:parent-style-name="Standard">
      <style:text-properties officeooo:paragraph-rsid="01e54411"/>
    </style:style>
    <style:style style:name="P98" style:family="paragraph" style:parent-style-name="Standard">
      <style:text-properties officeooo:paragraph-rsid="01eb8355"/>
    </style:style>
    <style:style style:name="P99" style:family="paragraph" style:parent-style-name="Standard">
      <style:text-properties officeooo:paragraph-rsid="01f5899b"/>
    </style:style>
    <style:style style:name="P100" style:family="paragraph" style:parent-style-name="Standard">
      <style:text-properties officeooo:paragraph-rsid="0206615e"/>
    </style:style>
    <style:style style:name="P101" style:family="paragraph" style:parent-style-name="Standard">
      <style:text-properties officeooo:paragraph-rsid="022b370c"/>
    </style:style>
    <style:style style:name="P102" style:family="paragraph" style:parent-style-name="Standard">
      <style:text-properties officeooo:paragraph-rsid="022fe91f"/>
    </style:style>
    <style:style style:name="P103" style:family="paragraph" style:parent-style-name="Standard">
      <style:text-properties officeooo:paragraph-rsid="023193f8"/>
    </style:style>
    <style:style style:name="P104" style:family="paragraph" style:parent-style-name="Standard">
      <style:text-properties officeooo:paragraph-rsid="02383632"/>
    </style:style>
    <style:style style:name="P105" style:family="paragraph" style:parent-style-name="Standard">
      <style:text-properties officeooo:paragraph-rsid="023e4e4a"/>
    </style:style>
    <style:style style:name="P106" style:family="paragraph" style:parent-style-name="Standard">
      <style:text-properties officeooo:paragraph-rsid="024819fb"/>
    </style:style>
    <style:style style:name="P107" style:family="paragraph" style:parent-style-name="Standard">
      <style:text-properties officeooo:paragraph-rsid="0250095e"/>
    </style:style>
    <style:style style:name="P108" style:family="paragraph" style:parent-style-name="Standard">
      <style:text-properties officeooo:paragraph-rsid="024836dc"/>
    </style:style>
    <style:style style:name="P109" style:family="paragraph" style:parent-style-name="Standard">
      <style:text-properties officeooo:paragraph-rsid="025c221d"/>
    </style:style>
    <style:style style:name="P110" style:family="paragraph" style:parent-style-name="Standard">
      <style:text-properties officeooo:paragraph-rsid="026867ac"/>
    </style:style>
    <style:style style:name="P111" style:family="paragraph" style:parent-style-name="Standard">
      <style:text-properties officeooo:paragraph-rsid="0275e196"/>
    </style:style>
    <style:style style:name="P112" style:family="paragraph" style:parent-style-name="Standard">
      <style:text-properties officeooo:paragraph-rsid="01f8f5d9"/>
    </style:style>
    <style:style style:name="P113" style:family="paragraph" style:parent-style-name="Standard">
      <style:text-properties officeooo:paragraph-rsid="027c9906"/>
    </style:style>
    <style:style style:name="P114" style:family="paragraph" style:parent-style-name="Standard">
      <style:text-properties officeooo:paragraph-rsid="01d66fff"/>
    </style:style>
    <style:style style:name="P115" style:family="paragraph" style:parent-style-name="Standard">
      <style:text-properties officeooo:paragraph-rsid="0284f0ec"/>
    </style:style>
    <style:style style:name="P116" style:family="paragraph" style:parent-style-name="Standard">
      <style:text-properties officeooo:paragraph-rsid="0289a842"/>
    </style:style>
    <style:style style:name="P117" style:family="paragraph" style:parent-style-name="Standard">
      <style:text-properties officeooo:paragraph-rsid="028a0a00"/>
    </style:style>
    <style:style style:name="P118" style:family="paragraph" style:parent-style-name="Standard">
      <style:text-properties fo:color="#acb20c" officeooo:rsid="01bbfa41" officeooo:paragraph-rsid="022b370c"/>
    </style:style>
    <style:style style:name="P119" style:family="paragraph" style:parent-style-name="Standard">
      <style:text-properties fo:color="#acb20c" officeooo:rsid="02885c78" officeooo:paragraph-rsid="028a0a00"/>
    </style:style>
    <style:style style:name="P120" style:family="paragraph" style:parent-style-name="Standard">
      <style:text-properties fo:color="#acb20c" officeooo:rsid="02885c78" officeooo:paragraph-rsid="0289a842"/>
    </style:style>
    <style:style style:name="P121" style:family="paragraph" style:parent-style-name="Standard">
      <style:text-properties fo:color="#acb20c" officeooo:rsid="028a0a00" officeooo:paragraph-rsid="028a0a00"/>
    </style:style>
    <style:style style:name="P122" style:family="paragraph" style:parent-style-name="Standard">
      <style:text-properties fo:color="#acb20c" officeooo:rsid="01819d2c" officeooo:paragraph-rsid="018009e0"/>
    </style:style>
    <style:style style:name="P123" style:family="paragraph" style:parent-style-name="Standard">
      <style:text-properties fo:color="#acb20c" officeooo:rsid="01fa9d6d" officeooo:paragraph-rsid="01f8f5d9"/>
    </style:style>
    <style:style style:name="P124" style:family="paragraph" style:parent-style-name="Standard">
      <style:text-properties fo:color="#acb20c" officeooo:rsid="024e8143" officeooo:paragraph-rsid="0264608f"/>
    </style:style>
    <style:style style:name="P125" style:family="paragraph" style:parent-style-name="Standard">
      <style:text-properties fo:color="#acb20c" fo:font-size="16pt" fo:font-weight="bold" officeooo:rsid="0175de90" officeooo:paragraph-rsid="0175de90" style:font-size-asian="16pt" style:font-weight-asian="bold" style:font-size-complex="16pt" style:font-weight-complex="bold"/>
    </style:style>
    <style:style style:name="P126" style:family="paragraph" style:parent-style-name="Standard">
      <style:text-properties fo:color="#acb20c" fo:font-size="16pt" fo:font-weight="bold" officeooo:rsid="010e4695" officeooo:paragraph-rsid="010e4695" style:font-size-asian="16pt" style:font-weight-asian="bold" style:font-size-complex="16pt" style:font-weight-complex="bold"/>
    </style:style>
    <style:style style:name="P127" style:family="paragraph" style:parent-style-name="Standard">
      <style:text-properties fo:color="#acb20c" fo:font-size="16pt" fo:font-weight="bold" officeooo:rsid="01d3f413" officeooo:paragraph-rsid="01d3f413" style:font-size-asian="16pt" style:font-weight-asian="bold" style:font-size-complex="16pt" style:font-weight-complex="bold"/>
    </style:style>
    <style:style style:name="P128" style:family="paragraph" style:parent-style-name="Standard">
      <style:text-properties fo:color="#acb20c" fo:font-size="16pt" fo:font-weight="bold" officeooo:rsid="024836dc" officeooo:paragraph-rsid="024836dc" style:font-size-asian="16pt" style:font-weight-asian="bold" style:font-size-complex="16pt" style:font-weight-complex="bold"/>
    </style:style>
    <style:style style:name="P129" style:family="paragraph" style:parent-style-name="Standard">
      <style:text-properties fo:font-weight="bold" officeooo:paragraph-rsid="015e5688" style:font-weight-asian="bold" style:font-weight-complex="bold"/>
    </style:style>
    <style:style style:name="T1" style:family="text">
      <style:text-properties fo:color="#acb20c" officeooo:rsid="010eead8"/>
    </style:style>
    <style:style style:name="T2" style:family="text">
      <style:text-properties fo:color="#acb20c" officeooo:rsid="010e4695"/>
    </style:style>
    <style:style style:name="T3" style:family="text">
      <style:text-properties fo:color="#acb20c" officeooo:rsid="0113adf7"/>
    </style:style>
    <style:style style:name="T4" style:family="text">
      <style:text-properties fo:color="#acb20c" fo:font-style="italic" officeooo:rsid="010e4695" style:font-style-asian="italic" style:font-style-complex="italic"/>
    </style:style>
    <style:style style:name="T5" style:family="text">
      <style:text-properties fo:color="#acb20c" fo:font-style="italic" officeooo:rsid="011c3cfb" style:font-style-asian="italic" style:font-style-complex="italic"/>
    </style:style>
    <style:style style:name="T6" style:family="text">
      <style:text-properties fo:color="#acb20c" fo:font-style="italic" officeooo:rsid="011aa474" style:font-style-asian="italic" style:font-style-complex="italic"/>
    </style:style>
    <style:style style:name="T7" style:family="text">
      <style:text-properties fo:color="#acb20c" fo:font-style="italic" officeooo:rsid="01e54411" style:font-style-asian="italic" style:font-style-complex="italic"/>
    </style:style>
    <style:style style:name="T8" style:family="text">
      <style:text-properties fo:color="#acb20c" fo:font-style="italic" officeooo:rsid="01d761ed" style:font-style-asian="italic" style:font-style-complex="italic"/>
    </style:style>
    <style:style style:name="T9" style:family="text">
      <style:text-properties fo:color="#acb20c" fo:font-style="italic" officeooo:rsid="01e3114e" style:font-style-asian="italic" style:font-style-complex="italic"/>
    </style:style>
    <style:style style:name="T10" style:family="text">
      <style:text-properties fo:color="#acb20c" fo:font-style="italic" officeooo:rsid="01e7faf1" style:font-style-asian="italic" style:font-style-complex="italic"/>
    </style:style>
    <style:style style:name="T11" style:family="text">
      <style:text-properties fo:color="#acb20c" fo:font-style="italic" officeooo:rsid="01de535d" style:font-style-asian="italic" style:font-style-complex="italic"/>
    </style:style>
    <style:style style:name="T12" style:family="text">
      <style:text-properties fo:color="#acb20c" fo:font-style="italic" officeooo:rsid="01e985cf" style:font-style-asian="italic" style:font-style-complex="italic"/>
    </style:style>
    <style:style style:name="T13" style:family="text">
      <style:text-properties fo:color="#acb20c" fo:font-style="italic" officeooo:rsid="01ebf51e" style:font-style-asian="italic" style:font-style-complex="italic"/>
    </style:style>
    <style:style style:name="T14" style:family="text">
      <style:text-properties fo:color="#acb20c" fo:font-style="italic" officeooo:rsid="01f4e052" style:font-style-asian="italic" style:font-style-complex="italic"/>
    </style:style>
    <style:style style:name="T15" style:family="text">
      <style:text-properties fo:color="#acb20c" fo:font-style="italic" officeooo:rsid="0206615e" style:font-style-asian="italic" style:font-style-complex="italic"/>
    </style:style>
    <style:style style:name="T16" style:family="text">
      <style:text-properties fo:color="#acb20c" fo:font-style="italic" officeooo:rsid="0217733c" style:font-style-asian="italic" style:font-style-complex="italic"/>
    </style:style>
    <style:style style:name="T17" style:family="text">
      <style:text-properties fo:color="#acb20c" fo:font-style="italic" officeooo:rsid="0254af48" style:font-style-asian="italic" style:font-style-complex="italic"/>
    </style:style>
    <style:style style:name="T18" style:family="text">
      <style:text-properties fo:color="#acb20c" fo:font-style="italic" officeooo:rsid="02567339" style:font-style-asian="italic" style:font-style-complex="italic"/>
    </style:style>
    <style:style style:name="T19" style:family="text">
      <style:text-properties fo:color="#acb20c" fo:font-style="italic" officeooo:rsid="024bc49a" style:font-style-asian="italic" style:font-style-complex="italic"/>
    </style:style>
    <style:style style:name="T20" style:family="text">
      <style:text-properties fo:color="#acb20c" fo:font-style="italic" officeooo:rsid="02722e41" style:font-style-asian="italic" style:font-style-complex="italic"/>
    </style:style>
    <style:style style:name="T21" style:family="text">
      <style:text-properties fo:color="#acb20c" fo:font-style="italic" style:text-underline-style="none" officeooo:rsid="021ffac2" style:font-style-asian="italic" style:font-style-complex="italic"/>
    </style:style>
    <style:style style:name="T22" style:family="text">
      <style:text-properties fo:color="#acb20c" officeooo:rsid="011726b5"/>
    </style:style>
    <style:style style:name="T23" style:family="text">
      <style:text-properties fo:color="#acb20c" officeooo:rsid="0110b920"/>
    </style:style>
    <style:style style:name="T24" style:family="text">
      <style:text-properties fo:color="#acb20c" officeooo:rsid="01186b90"/>
    </style:style>
    <style:style style:name="T25" style:family="text">
      <style:text-properties fo:color="#acb20c" officeooo:rsid="01198550"/>
    </style:style>
    <style:style style:name="T26" style:family="text">
      <style:text-properties fo:color="#acb20c" officeooo:rsid="011aa474"/>
    </style:style>
    <style:style style:name="T27" style:family="text">
      <style:text-properties fo:color="#acb20c" officeooo:rsid="011c3cfb"/>
    </style:style>
    <style:style style:name="T28" style:family="text">
      <style:text-properties fo:color="#acb20c" fo:font-style="normal" officeooo:rsid="011c3cfb" style:font-style-asian="normal" style:font-style-complex="normal"/>
    </style:style>
    <style:style style:name="T29" style:family="text">
      <style:text-properties fo:color="#acb20c" fo:font-style="normal" officeooo:rsid="011aa474" style:font-style-asian="normal" style:font-style-complex="normal"/>
    </style:style>
    <style:style style:name="T30" style:family="text">
      <style:text-properties fo:color="#acb20c" fo:font-style="normal" officeooo:rsid="011cce72" style:font-style-asian="normal" style:font-style-complex="normal"/>
    </style:style>
    <style:style style:name="T31" style:family="text">
      <style:text-properties fo:color="#acb20c" fo:font-style="normal" officeooo:rsid="011d8996" style:font-style-asian="normal" style:font-style-complex="normal"/>
    </style:style>
    <style:style style:name="T32" style:family="text">
      <style:text-properties fo:color="#acb20c" fo:font-style="normal" officeooo:rsid="01660d07" style:font-style-asian="normal" style:font-style-complex="normal"/>
    </style:style>
    <style:style style:name="T33" style:family="text">
      <style:text-properties fo:color="#acb20c" fo:font-style="normal" officeooo:rsid="016a6f0f" style:font-style-asian="normal" style:font-style-complex="normal"/>
    </style:style>
    <style:style style:name="T34" style:family="text">
      <style:text-properties fo:color="#acb20c" fo:font-style="normal" officeooo:rsid="0184d0e4" style:font-style-asian="normal" style:font-style-complex="normal"/>
    </style:style>
    <style:style style:name="T35" style:family="text">
      <style:text-properties fo:color="#acb20c" fo:font-style="normal" officeooo:rsid="018d79ce" style:font-style-asian="normal" style:font-style-complex="normal"/>
    </style:style>
    <style:style style:name="T36" style:family="text">
      <style:text-properties fo:color="#acb20c" fo:font-style="normal" officeooo:rsid="019152bb" style:font-style-asian="normal" style:font-style-complex="normal"/>
    </style:style>
    <style:style style:name="T37" style:family="text">
      <style:text-properties fo:color="#acb20c" fo:font-style="normal" officeooo:rsid="01968741" style:font-style-asian="normal" style:font-style-complex="normal"/>
    </style:style>
    <style:style style:name="T38" style:family="text">
      <style:text-properties fo:color="#acb20c" fo:font-style="normal" officeooo:rsid="01bdb2f2" style:font-style-asian="normal" style:font-style-complex="normal"/>
    </style:style>
    <style:style style:name="T39" style:family="text">
      <style:text-properties fo:color="#acb20c" fo:font-style="normal" officeooo:rsid="01e54411" style:font-style-asian="normal" style:font-style-complex="normal"/>
    </style:style>
    <style:style style:name="T40" style:family="text">
      <style:text-properties fo:color="#acb20c" fo:font-style="normal" officeooo:rsid="01fa9d6d" style:font-style-asian="normal" style:font-style-complex="normal"/>
    </style:style>
    <style:style style:name="T41" style:family="text">
      <style:text-properties fo:color="#acb20c" fo:font-style="normal" officeooo:rsid="0208e008" style:font-style-asian="normal" style:font-style-complex="normal"/>
    </style:style>
    <style:style style:name="T42" style:family="text">
      <style:text-properties fo:color="#acb20c" fo:font-style="normal" officeooo:rsid="0224399f" style:font-style-asian="normal" style:font-style-complex="normal"/>
    </style:style>
    <style:style style:name="T43" style:family="text">
      <style:text-properties fo:color="#acb20c" fo:font-style="normal" officeooo:rsid="02383632" style:font-style-asian="normal" style:font-style-complex="normal"/>
    </style:style>
    <style:style style:name="T44" style:family="text">
      <style:text-properties fo:color="#acb20c" fo:font-style="normal" officeooo:rsid="02722e41" style:font-style-asian="normal" style:font-style-complex="normal"/>
    </style:style>
    <style:style style:name="T45" style:family="text">
      <style:text-properties fo:color="#acb20c" fo:font-style="normal" officeooo:rsid="0273305c" style:font-style-asian="normal" style:font-style-complex="normal"/>
    </style:style>
    <style:style style:name="T46" style:family="text">
      <style:text-properties fo:color="#acb20c" officeooo:rsid="011cce72"/>
    </style:style>
    <style:style style:name="T47" style:family="text">
      <style:text-properties fo:color="#acb20c" officeooo:rsid="011d8996"/>
    </style:style>
    <style:style style:name="T48" style:family="text">
      <style:text-properties fo:color="#acb20c" officeooo:rsid="0114d822"/>
    </style:style>
    <style:style style:name="T49" style:family="text">
      <style:text-properties fo:color="#acb20c" officeooo:rsid="01156c95"/>
    </style:style>
    <style:style style:name="T50" style:family="text">
      <style:text-properties fo:color="#acb20c" officeooo:rsid="0120bdbf"/>
    </style:style>
    <style:style style:name="T51" style:family="text">
      <style:text-properties fo:color="#acb20c" officeooo:rsid="0121291a"/>
    </style:style>
    <style:style style:name="T52" style:family="text">
      <style:text-properties fo:color="#acb20c" officeooo:rsid="012197b5"/>
    </style:style>
    <style:style style:name="T53" style:family="text">
      <style:text-properties fo:color="#acb20c" officeooo:rsid="01234b86"/>
    </style:style>
    <style:style style:name="T54" style:family="text">
      <style:text-properties fo:color="#acb20c" officeooo:rsid="012457f8"/>
    </style:style>
    <style:style style:name="T55" style:family="text">
      <style:text-properties fo:color="#acb20c" officeooo:rsid="01264a84"/>
    </style:style>
    <style:style style:name="T56" style:family="text">
      <style:text-properties fo:color="#acb20c" officeooo:rsid="0127c624"/>
    </style:style>
    <style:style style:name="T57" style:family="text">
      <style:text-properties fo:color="#acb20c" officeooo:rsid="012806ec"/>
    </style:style>
    <style:style style:name="T58" style:family="text">
      <style:text-properties fo:color="#acb20c" officeooo:rsid="012ba51d"/>
    </style:style>
    <style:style style:name="T59" style:family="text">
      <style:text-properties fo:color="#acb20c" officeooo:rsid="012d6af1"/>
    </style:style>
    <style:style style:name="T60" style:family="text">
      <style:text-properties fo:color="#acb20c" officeooo:rsid="012e2dfb"/>
    </style:style>
    <style:style style:name="T61" style:family="text">
      <style:text-properties fo:color="#acb20c" officeooo:rsid="012f3752"/>
    </style:style>
    <style:style style:name="T62" style:family="text">
      <style:text-properties fo:color="#acb20c" officeooo:rsid="0131003d"/>
    </style:style>
    <style:style style:name="T63" style:family="text">
      <style:text-properties fo:color="#acb20c" officeooo:rsid="0131d5b8"/>
    </style:style>
    <style:style style:name="T64" style:family="text">
      <style:text-properties fo:color="#acb20c" officeooo:rsid="01321745"/>
    </style:style>
    <style:style style:name="T65" style:family="text">
      <style:text-properties fo:color="#acb20c" officeooo:rsid="01338531"/>
    </style:style>
    <style:style style:name="T66" style:family="text">
      <style:text-properties fo:color="#acb20c" officeooo:rsid="0134b99a"/>
    </style:style>
    <style:style style:name="T67" style:family="text">
      <style:text-properties fo:color="#acb20c" officeooo:rsid="0134eee2"/>
    </style:style>
    <style:style style:name="T68" style:family="text">
      <style:text-properties fo:color="#acb20c" officeooo:rsid="01354830"/>
    </style:style>
    <style:style style:name="T69" style:family="text">
      <style:text-properties fo:color="#acb20c" officeooo:rsid="01385818"/>
    </style:style>
    <style:style style:name="T70" style:family="text">
      <style:text-properties fo:color="#acb20c" officeooo:rsid="013a8c74"/>
    </style:style>
    <style:style style:name="T71" style:family="text">
      <style:text-properties fo:color="#acb20c" officeooo:rsid="013c21f6"/>
    </style:style>
    <style:style style:name="T72" style:family="text">
      <style:text-properties fo:color="#acb20c" officeooo:rsid="013d694b"/>
    </style:style>
    <style:style style:name="T73" style:family="text">
      <style:text-properties fo:color="#acb20c" officeooo:rsid="013e0ad1"/>
    </style:style>
    <style:style style:name="T74" style:family="text">
      <style:text-properties fo:color="#acb20c" officeooo:rsid="013f2a70"/>
    </style:style>
    <style:style style:name="T75" style:family="text">
      <style:text-properties fo:color="#acb20c" officeooo:rsid="013fa367"/>
    </style:style>
    <style:style style:name="T76" style:family="text">
      <style:text-properties fo:color="#acb20c" officeooo:rsid="01403e4d"/>
    </style:style>
    <style:style style:name="T77" style:family="text">
      <style:text-properties fo:color="#acb20c" officeooo:rsid="01423a73"/>
    </style:style>
    <style:style style:name="T78" style:family="text">
      <style:text-properties fo:color="#acb20c" officeooo:rsid="0143cf77"/>
    </style:style>
    <style:style style:name="T79" style:family="text">
      <style:text-properties fo:color="#acb20c" officeooo:rsid="01443aa4"/>
    </style:style>
    <style:style style:name="T80" style:family="text">
      <style:text-properties fo:color="#acb20c" officeooo:rsid="01444c6f"/>
    </style:style>
    <style:style style:name="T81" style:family="text">
      <style:text-properties fo:color="#acb20c" officeooo:rsid="0145eedf"/>
    </style:style>
    <style:style style:name="T82" style:family="text">
      <style:text-properties fo:color="#acb20c" officeooo:rsid="0146be3d"/>
    </style:style>
    <style:style style:name="T83" style:family="text">
      <style:text-properties fo:color="#acb20c" officeooo:rsid="01477554"/>
    </style:style>
    <style:style style:name="T84" style:family="text">
      <style:text-properties fo:color="#acb20c" officeooo:rsid="0148a127"/>
    </style:style>
    <style:style style:name="T85" style:family="text">
      <style:text-properties fo:color="#acb20c" officeooo:rsid="014a7478"/>
    </style:style>
    <style:style style:name="T86" style:family="text">
      <style:text-properties fo:color="#acb20c" officeooo:rsid="014b5c85"/>
    </style:style>
    <style:style style:name="T87" style:family="text">
      <style:text-properties fo:color="#acb20c" officeooo:rsid="014cb555"/>
    </style:style>
    <style:style style:name="T88" style:family="text">
      <style:text-properties fo:color="#acb20c" officeooo:rsid="01509934"/>
    </style:style>
    <style:style style:name="T89" style:family="text">
      <style:text-properties fo:color="#acb20c" officeooo:rsid="01545c77"/>
    </style:style>
    <style:style style:name="T90" style:family="text">
      <style:text-properties fo:color="#acb20c" officeooo:rsid="0155dbe6"/>
    </style:style>
    <style:style style:name="T91" style:family="text">
      <style:text-properties fo:color="#acb20c" officeooo:rsid="0156416b"/>
    </style:style>
    <style:style style:name="T92" style:family="text">
      <style:text-properties fo:color="#acb20c" officeooo:rsid="015738d2"/>
    </style:style>
    <style:style style:name="T93" style:family="text">
      <style:text-properties fo:color="#acb20c" officeooo:rsid="015a119b"/>
    </style:style>
    <style:style style:name="T94" style:family="text">
      <style:text-properties fo:color="#acb20c" officeooo:rsid="015a8479"/>
    </style:style>
    <style:style style:name="T95" style:family="text">
      <style:text-properties fo:color="#acb20c" officeooo:rsid="015ab655"/>
    </style:style>
    <style:style style:name="T96" style:family="text">
      <style:text-properties fo:color="#acb20c" officeooo:rsid="015c27a5"/>
    </style:style>
    <style:style style:name="T97" style:family="text">
      <style:text-properties fo:color="#acb20c" officeooo:rsid="01621d11"/>
    </style:style>
    <style:style style:name="T98" style:family="text">
      <style:text-properties fo:color="#acb20c" officeooo:rsid="0163a687"/>
    </style:style>
    <style:style style:name="T99" style:family="text">
      <style:text-properties fo:color="#acb20c" officeooo:rsid="0164e8d3"/>
    </style:style>
    <style:style style:name="T100" style:family="text">
      <style:text-properties fo:color="#acb20c" officeooo:rsid="01651081"/>
    </style:style>
    <style:style style:name="T101" style:family="text">
      <style:text-properties fo:color="#acb20c" officeooo:rsid="01660d07"/>
    </style:style>
    <style:style style:name="T102" style:family="text">
      <style:text-properties fo:color="#acb20c" officeooo:rsid="016674dc"/>
    </style:style>
    <style:style style:name="T103" style:family="text">
      <style:text-properties fo:color="#acb20c" officeooo:rsid="016811dc"/>
    </style:style>
    <style:style style:name="T104" style:family="text">
      <style:text-properties fo:color="#acb20c" officeooo:rsid="0169fd72"/>
    </style:style>
    <style:style style:name="T105" style:family="text">
      <style:text-properties fo:color="#acb20c" officeooo:rsid="016c59cf"/>
    </style:style>
    <style:style style:name="T106" style:family="text">
      <style:text-properties fo:color="#acb20c" officeooo:rsid="016e23c0"/>
    </style:style>
    <style:style style:name="T107" style:family="text">
      <style:text-properties fo:color="#acb20c" officeooo:rsid="016ec0d2"/>
    </style:style>
    <style:style style:name="T108" style:family="text">
      <style:text-properties fo:color="#acb20c" officeooo:rsid="01736603"/>
    </style:style>
    <style:style style:name="T109" style:family="text">
      <style:text-properties fo:color="#acb20c" officeooo:rsid="01741bf2"/>
    </style:style>
    <style:style style:name="T110" style:family="text">
      <style:text-properties fo:color="#acb20c" officeooo:rsid="01753db3"/>
    </style:style>
    <style:style style:name="T111" style:family="text">
      <style:text-properties fo:color="#acb20c" officeooo:rsid="01784af2"/>
    </style:style>
    <style:style style:name="T112" style:family="text">
      <style:text-properties fo:color="#acb20c" officeooo:rsid="01794603"/>
    </style:style>
    <style:style style:name="T113" style:family="text">
      <style:text-properties fo:color="#acb20c" officeooo:rsid="017ab0b7"/>
    </style:style>
    <style:style style:name="T114" style:family="text">
      <style:text-properties fo:color="#acb20c" officeooo:rsid="017bdca9"/>
    </style:style>
    <style:style style:name="T115" style:family="text">
      <style:text-properties fo:color="#acb20c" officeooo:rsid="017bfd84"/>
    </style:style>
    <style:style style:name="T116" style:family="text">
      <style:text-properties fo:color="#acb20c" officeooo:rsid="017d8e83"/>
    </style:style>
    <style:style style:name="T117" style:family="text">
      <style:text-properties fo:color="#acb20c" officeooo:rsid="018009e0"/>
    </style:style>
    <style:style style:name="T118" style:family="text">
      <style:text-properties fo:color="#acb20c" officeooo:rsid="01819d2c"/>
    </style:style>
    <style:style style:name="T119" style:family="text">
      <style:text-properties fo:color="#acb20c" officeooo:rsid="01825479"/>
    </style:style>
    <style:style style:name="T120" style:family="text">
      <style:text-properties fo:color="#acb20c" officeooo:rsid="018284ff"/>
    </style:style>
    <style:style style:name="T121" style:family="text">
      <style:text-properties fo:color="#acb20c" officeooo:rsid="018361f6"/>
    </style:style>
    <style:style style:name="T122" style:family="text">
      <style:text-properties fo:color="#acb20c" officeooo:rsid="018613b2"/>
    </style:style>
    <style:style style:name="T123" style:family="text">
      <style:text-properties fo:color="#acb20c" officeooo:rsid="0187bab5"/>
    </style:style>
    <style:style style:name="T124" style:family="text">
      <style:text-properties fo:color="#acb20c" officeooo:rsid="01882b33"/>
    </style:style>
    <style:style style:name="T125" style:family="text">
      <style:text-properties fo:color="#acb20c" officeooo:rsid="0189c543"/>
    </style:style>
    <style:style style:name="T126" style:family="text">
      <style:text-properties fo:color="#acb20c" officeooo:rsid="018a86c3"/>
    </style:style>
    <style:style style:name="T127" style:family="text">
      <style:text-properties fo:color="#acb20c" officeooo:rsid="018d79ce"/>
    </style:style>
    <style:style style:name="T128" style:family="text">
      <style:text-properties fo:color="#acb20c" officeooo:rsid="018f29cc"/>
    </style:style>
    <style:style style:name="T129" style:family="text">
      <style:text-properties fo:color="#acb20c" officeooo:rsid="0190f4e1"/>
    </style:style>
    <style:style style:name="T130" style:family="text">
      <style:text-properties fo:color="#acb20c" officeooo:rsid="019152bb"/>
    </style:style>
    <style:style style:name="T131" style:family="text">
      <style:text-properties fo:color="#acb20c" officeooo:rsid="0192952d"/>
    </style:style>
    <style:style style:name="T132" style:family="text">
      <style:text-properties fo:color="#acb20c" officeooo:rsid="01929560"/>
    </style:style>
    <style:style style:name="T133" style:family="text">
      <style:text-properties fo:color="#acb20c" officeooo:rsid="01935342"/>
    </style:style>
    <style:style style:name="T134" style:family="text">
      <style:text-properties fo:color="#acb20c" officeooo:rsid="0194d650"/>
    </style:style>
    <style:style style:name="T135" style:family="text">
      <style:text-properties fo:color="#acb20c" officeooo:rsid="01968741"/>
    </style:style>
    <style:style style:name="T136" style:family="text">
      <style:text-properties fo:color="#acb20c" officeooo:rsid="0196bdd6"/>
    </style:style>
    <style:style style:name="T137" style:family="text">
      <style:text-properties fo:color="#acb20c" officeooo:rsid="0198a601"/>
    </style:style>
    <style:style style:name="T138" style:family="text">
      <style:text-properties fo:color="#acb20c" officeooo:rsid="0199e994"/>
    </style:style>
    <style:style style:name="T139" style:family="text">
      <style:text-properties fo:color="#acb20c" officeooo:rsid="019b3011"/>
    </style:style>
    <style:style style:name="T140" style:family="text">
      <style:text-properties fo:color="#acb20c" officeooo:rsid="019df464"/>
    </style:style>
    <style:style style:name="T141" style:family="text">
      <style:text-properties fo:color="#acb20c" officeooo:rsid="019e7c96"/>
    </style:style>
    <style:style style:name="T142" style:family="text">
      <style:text-properties fo:color="#acb20c" officeooo:rsid="01a00be7"/>
    </style:style>
    <style:style style:name="T143" style:family="text">
      <style:text-properties fo:color="#acb20c" officeooo:rsid="01a175de"/>
    </style:style>
    <style:style style:name="T144" style:family="text">
      <style:text-properties fo:color="#acb20c" officeooo:rsid="01a19fc9"/>
    </style:style>
    <style:style style:name="T145" style:family="text">
      <style:text-properties fo:color="#acb20c" officeooo:rsid="01a305d1"/>
    </style:style>
    <style:style style:name="T146" style:family="text">
      <style:text-properties fo:color="#acb20c" officeooo:rsid="01a96b76"/>
    </style:style>
    <style:style style:name="T147" style:family="text">
      <style:text-properties fo:color="#acb20c" officeooo:rsid="01ab152e"/>
    </style:style>
    <style:style style:name="T148" style:family="text">
      <style:text-properties fo:color="#acb20c" officeooo:rsid="01b16701"/>
    </style:style>
    <style:style style:name="T149" style:family="text">
      <style:text-properties fo:color="#acb20c" officeooo:rsid="01b46dfc"/>
    </style:style>
    <style:style style:name="T150" style:family="text">
      <style:text-properties fo:color="#acb20c" officeooo:rsid="01b4b8bf"/>
    </style:style>
    <style:style style:name="T151" style:family="text">
      <style:text-properties fo:color="#acb20c" officeooo:rsid="01b6b28e"/>
    </style:style>
    <style:style style:name="T152" style:family="text">
      <style:text-properties fo:color="#acb20c" officeooo:rsid="01b897c9"/>
    </style:style>
    <style:style style:name="T153" style:family="text">
      <style:text-properties fo:color="#acb20c" officeooo:rsid="01b95089"/>
    </style:style>
    <style:style style:name="T154" style:family="text">
      <style:text-properties fo:color="#acb20c" officeooo:rsid="01bb0b37"/>
    </style:style>
    <style:style style:name="T155" style:family="text">
      <style:text-properties fo:color="#acb20c" officeooo:rsid="01bbfa41"/>
    </style:style>
    <style:style style:name="T156" style:family="text">
      <style:text-properties fo:color="#acb20c" officeooo:rsid="01bca696"/>
    </style:style>
    <style:style style:name="T157" style:family="text">
      <style:text-properties fo:color="#acb20c" fo:font-weight="bold" officeooo:rsid="01bca696" style:font-weight-asian="bold" style:font-weight-complex="bold"/>
    </style:style>
    <style:style style:name="T158" style:family="text">
      <style:text-properties fo:color="#acb20c" fo:font-weight="bold" officeooo:rsid="01bbfa41" style:font-weight-asian="bold" style:font-weight-complex="bold"/>
    </style:style>
    <style:style style:name="T159" style:family="text">
      <style:text-properties fo:color="#acb20c" fo:font-weight="bold" officeooo:rsid="01443aa4" style:font-weight-asian="bold" style:font-weight-complex="bold"/>
    </style:style>
    <style:style style:name="T160" style:family="text">
      <style:text-properties fo:color="#acb20c" fo:font-weight="bold" officeooo:rsid="02567339" style:font-weight-asian="bold" style:font-weight-complex="bold"/>
    </style:style>
    <style:style style:name="T161" style:family="text">
      <style:text-properties fo:color="#acb20c" fo:font-weight="bold" officeooo:rsid="01929560" style:font-weight-asian="bold" style:font-weight-complex="bold"/>
    </style:style>
    <style:style style:name="T162" style:family="text">
      <style:text-properties fo:color="#acb20c" fo:font-weight="bold" officeooo:rsid="01d66fff" style:font-weight-asian="bold" style:font-weight-complex="bold"/>
    </style:style>
    <style:style style:name="T163" style:family="text">
      <style:text-properties fo:color="#acb20c" fo:font-weight="bold" officeooo:rsid="0280076e" style:font-weight-asian="bold" style:font-weight-complex="bold"/>
    </style:style>
    <style:style style:name="T164" style:family="text">
      <style:text-properties fo:color="#acb20c" officeooo:rsid="01bdb2f2"/>
    </style:style>
    <style:style style:name="T165" style:family="text">
      <style:text-properties fo:color="#acb20c" officeooo:rsid="01be742e"/>
    </style:style>
    <style:style style:name="T166" style:family="text">
      <style:text-properties fo:color="#acb20c" officeooo:rsid="01c00572"/>
    </style:style>
    <style:style style:name="T167" style:family="text">
      <style:text-properties fo:color="#acb20c" officeooo:rsid="01c2a93b"/>
    </style:style>
    <style:style style:name="T168" style:family="text">
      <style:text-properties fo:color="#acb20c" officeooo:rsid="01c74942"/>
    </style:style>
    <style:style style:name="T169" style:family="text">
      <style:text-properties fo:color="#acb20c" officeooo:rsid="01c89c94"/>
    </style:style>
    <style:style style:name="T170" style:family="text">
      <style:text-properties fo:color="#acb20c" officeooo:rsid="01cb24b0"/>
    </style:style>
    <style:style style:name="T171" style:family="text">
      <style:text-properties fo:color="#acb20c" officeooo:rsid="01cfa308"/>
    </style:style>
    <style:style style:name="T172" style:family="text">
      <style:text-properties fo:color="#acb20c" officeooo:rsid="01d2d192"/>
    </style:style>
    <style:style style:name="T173" style:family="text">
      <style:text-properties fo:color="#acb20c" officeooo:rsid="01d3f413"/>
    </style:style>
    <style:style style:name="T174" style:family="text">
      <style:text-properties fo:color="#acb20c" officeooo:rsid="01d486d0"/>
    </style:style>
    <style:style style:name="T175" style:family="text">
      <style:text-properties fo:color="#acb20c" officeooo:rsid="01d66fff"/>
    </style:style>
    <style:style style:name="T176" style:family="text">
      <style:text-properties fo:color="#acb20c" officeooo:rsid="01d761ed"/>
    </style:style>
    <style:style style:name="T177" style:family="text">
      <style:text-properties fo:color="#acb20c" officeooo:rsid="01d78d85"/>
    </style:style>
    <style:style style:name="T178" style:family="text">
      <style:text-properties fo:color="#acb20c" officeooo:rsid="01d852a8"/>
    </style:style>
    <style:style style:name="T179" style:family="text">
      <style:text-properties fo:color="#acb20c" officeooo:rsid="01da4370"/>
    </style:style>
    <style:style style:name="T180" style:family="text">
      <style:text-properties fo:color="#acb20c" officeooo:rsid="01dc8038"/>
    </style:style>
    <style:style style:name="T181" style:family="text">
      <style:text-properties fo:color="#acb20c" officeooo:rsid="01de4996"/>
    </style:style>
    <style:style style:name="T182" style:family="text">
      <style:text-properties fo:color="#acb20c" officeooo:rsid="01de535d"/>
    </style:style>
    <style:style style:name="T183" style:family="text">
      <style:text-properties fo:color="#acb20c" officeooo:rsid="01df9e24"/>
    </style:style>
    <style:style style:name="T184" style:family="text">
      <style:text-properties fo:color="#acb20c" officeooo:rsid="01dfdd81"/>
    </style:style>
    <style:style style:name="T185" style:family="text">
      <style:text-properties fo:color="#acb20c" officeooo:rsid="01e197ae"/>
    </style:style>
    <style:style style:name="T186" style:family="text">
      <style:text-properties fo:color="#acb20c" officeooo:rsid="01e3114e"/>
    </style:style>
    <style:style style:name="T187" style:family="text">
      <style:text-properties fo:color="#acb20c" officeooo:rsid="01e36ad8"/>
    </style:style>
    <style:style style:name="T188" style:family="text">
      <style:text-properties fo:color="#acb20c" officeooo:rsid="01e54411"/>
    </style:style>
    <style:style style:name="T189" style:family="text">
      <style:text-properties fo:color="#acb20c" officeooo:rsid="01e6be21"/>
    </style:style>
    <style:style style:name="T190" style:family="text">
      <style:text-properties fo:color="#acb20c" officeooo:rsid="01e7faf1"/>
    </style:style>
    <style:style style:name="T191" style:family="text">
      <style:text-properties fo:color="#acb20c" officeooo:rsid="01e985cf"/>
    </style:style>
    <style:style style:name="T192" style:family="text">
      <style:text-properties fo:color="#acb20c" officeooo:rsid="01eb8355"/>
    </style:style>
    <style:style style:name="T193" style:family="text">
      <style:text-properties fo:color="#acb20c" officeooo:rsid="01ebf51e"/>
    </style:style>
    <style:style style:name="T194" style:family="text">
      <style:text-properties fo:color="#acb20c" officeooo:rsid="01ec047d"/>
    </style:style>
    <style:style style:name="T195" style:family="text">
      <style:text-properties fo:color="#acb20c" officeooo:rsid="01edddfd"/>
    </style:style>
    <style:style style:name="T196" style:family="text">
      <style:text-properties fo:color="#acb20c" officeooo:rsid="01f4e052"/>
    </style:style>
    <style:style style:name="T197" style:family="text">
      <style:text-properties fo:color="#acb20c" officeooo:rsid="01f5899b"/>
    </style:style>
    <style:style style:name="T198" style:family="text">
      <style:text-properties fo:color="#acb20c" officeooo:rsid="01f61c5f"/>
    </style:style>
    <style:style style:name="T199" style:family="text">
      <style:text-properties fo:color="#acb20c" officeooo:rsid="01f7dab2"/>
    </style:style>
    <style:style style:name="T200" style:family="text">
      <style:text-properties fo:color="#acb20c" officeooo:rsid="01f8f5d9"/>
    </style:style>
    <style:style style:name="T201" style:family="text">
      <style:text-properties fo:color="#acb20c" officeooo:rsid="01fa9d6d"/>
    </style:style>
    <style:style style:name="T202" style:family="text">
      <style:text-properties fo:color="#acb20c" officeooo:rsid="01fc74c9"/>
    </style:style>
    <style:style style:name="T203" style:family="text">
      <style:text-properties fo:color="#acb20c" officeooo:rsid="01fe3de4"/>
    </style:style>
    <style:style style:name="T204" style:family="text">
      <style:text-properties fo:color="#acb20c" officeooo:rsid="02014e80"/>
    </style:style>
    <style:style style:name="T205" style:family="text">
      <style:text-properties fo:color="#acb20c" officeooo:rsid="020299ad"/>
    </style:style>
    <style:style style:name="T206" style:family="text">
      <style:text-properties fo:color="#acb20c" officeooo:rsid="020412cd"/>
    </style:style>
    <style:style style:name="T207" style:family="text">
      <style:text-properties fo:color="#acb20c" officeooo:rsid="0206615e"/>
    </style:style>
    <style:style style:name="T208" style:family="text">
      <style:text-properties fo:color="#acb20c" officeooo:rsid="0207c1de"/>
    </style:style>
    <style:style style:name="T209" style:family="text">
      <style:text-properties fo:color="#acb20c" officeooo:rsid="02084e1f"/>
    </style:style>
    <style:style style:name="T210" style:family="text">
      <style:text-properties fo:color="#acb20c" officeooo:rsid="0208e008"/>
    </style:style>
    <style:style style:name="T211" style:family="text">
      <style:text-properties fo:color="#acb20c" officeooo:rsid="020a288b"/>
    </style:style>
    <style:style style:name="T212" style:family="text">
      <style:text-properties fo:color="#acb20c" officeooo:rsid="020bc2a9"/>
    </style:style>
    <style:style style:name="T213" style:family="text">
      <style:text-properties fo:color="#acb20c" officeooo:rsid="020e2efe"/>
    </style:style>
    <style:style style:name="T214" style:family="text">
      <style:text-properties fo:color="#acb20c" officeooo:rsid="020f5aad"/>
    </style:style>
    <style:style style:name="T215" style:family="text">
      <style:text-properties fo:color="#acb20c" officeooo:rsid="02129e15"/>
    </style:style>
    <style:style style:name="T216" style:family="text">
      <style:text-properties fo:color="#acb20c" officeooo:rsid="02147607"/>
    </style:style>
    <style:style style:name="T217" style:family="text">
      <style:text-properties fo:color="#acb20c" officeooo:rsid="02162949"/>
    </style:style>
    <style:style style:name="T218" style:family="text">
      <style:text-properties fo:color="#acb20c" officeooo:rsid="0217733c"/>
    </style:style>
    <style:style style:name="T219" style:family="text">
      <style:text-properties fo:color="#acb20c" officeooo:rsid="0218be8e"/>
    </style:style>
    <style:style style:name="T220" style:family="text">
      <style:text-properties fo:color="#acb20c" officeooo:rsid="021c4cd9"/>
    </style:style>
    <style:style style:name="T221" style:family="text">
      <style:text-properties fo:color="#acb20c" officeooo:rsid="021c9dfa"/>
    </style:style>
    <style:style style:name="T222" style:family="text">
      <style:text-properties fo:color="#acb20c" officeooo:rsid="021e2de8"/>
    </style:style>
    <style:style style:name="T223" style:family="text">
      <style:text-properties fo:color="#acb20c" officeooo:rsid="021fdc67"/>
    </style:style>
    <style:style style:name="T224" style:family="text">
      <style:text-properties fo:color="#acb20c" officeooo:rsid="021ffac2"/>
    </style:style>
    <style:style style:name="T225" style:family="text">
      <style:text-properties fo:color="#acb20c" officeooo:rsid="02226d6d"/>
    </style:style>
    <style:style style:name="T226" style:family="text">
      <style:text-properties fo:color="#acb20c" officeooo:rsid="0223389d"/>
    </style:style>
    <style:style style:name="T227" style:family="text">
      <style:text-properties fo:color="#acb20c" officeooo:rsid="0224399f"/>
    </style:style>
    <style:style style:name="T228" style:family="text">
      <style:text-properties fo:color="#acb20c" officeooo:rsid="0225e3d5"/>
    </style:style>
    <style:style style:name="T229" style:family="text">
      <style:text-properties fo:color="#acb20c" officeooo:rsid="022749c1"/>
    </style:style>
    <style:style style:name="T230" style:family="text">
      <style:text-properties fo:color="#acb20c" officeooo:rsid="02298b15"/>
    </style:style>
    <style:style style:name="T231" style:family="text">
      <style:text-properties fo:color="#acb20c" officeooo:rsid="020c4726"/>
    </style:style>
    <style:style style:name="T232" style:family="text">
      <style:text-properties fo:color="#acb20c" officeooo:rsid="022b370c"/>
    </style:style>
    <style:style style:name="T233" style:family="text">
      <style:text-properties fo:color="#acb20c" officeooo:rsid="022d1237"/>
    </style:style>
    <style:style style:name="T234" style:family="text">
      <style:text-properties fo:color="#acb20c" officeooo:rsid="022fe91f"/>
    </style:style>
    <style:style style:name="T235" style:family="text">
      <style:text-properties fo:color="#acb20c" officeooo:rsid="02304f33"/>
    </style:style>
    <style:style style:name="T236" style:family="text">
      <style:text-properties fo:color="#acb20c" officeooo:rsid="0230a069"/>
    </style:style>
    <style:style style:name="T237" style:family="text">
      <style:text-properties fo:color="#acb20c" officeooo:rsid="0230c57f"/>
    </style:style>
    <style:style style:name="T238" style:family="text">
      <style:text-properties fo:color="#acb20c" officeooo:rsid="023193f8"/>
    </style:style>
    <style:style style:name="T239" style:family="text">
      <style:text-properties fo:color="#acb20c" officeooo:rsid="023248aa"/>
    </style:style>
    <style:style style:name="T240" style:family="text">
      <style:text-properties fo:color="#acb20c" officeooo:rsid="02343732"/>
    </style:style>
    <style:style style:name="T241" style:family="text">
      <style:text-properties fo:color="#acb20c" officeooo:rsid="023565b1"/>
    </style:style>
    <style:style style:name="T242" style:family="text">
      <style:text-properties fo:color="#acb20c" officeooo:rsid="02363417"/>
    </style:style>
    <style:style style:name="T243" style:family="text">
      <style:text-properties fo:color="#acb20c" officeooo:rsid="0236723b"/>
    </style:style>
    <style:style style:name="T244" style:family="text">
      <style:text-properties fo:color="#acb20c" officeooo:rsid="02383632"/>
    </style:style>
    <style:style style:name="T245" style:family="text">
      <style:text-properties fo:color="#acb20c" officeooo:rsid="02386a09"/>
    </style:style>
    <style:style style:name="T246" style:family="text">
      <style:text-properties fo:color="#acb20c" officeooo:rsid="0239b342"/>
    </style:style>
    <style:style style:name="T247" style:family="text">
      <style:text-properties fo:color="#acb20c" officeooo:rsid="023a3052"/>
    </style:style>
    <style:style style:name="T248" style:family="text">
      <style:text-properties fo:color="#acb20c" officeooo:rsid="023addfe"/>
    </style:style>
    <style:style style:name="T249" style:family="text">
      <style:text-properties fo:color="#acb20c" officeooo:rsid="023dc71d"/>
    </style:style>
    <style:style style:name="T250" style:family="text">
      <style:text-properties fo:color="#acb20c" officeooo:rsid="023e4e4a"/>
    </style:style>
    <style:style style:name="T251" style:family="text">
      <style:text-properties fo:color="#acb20c" officeooo:rsid="023fbfa1"/>
    </style:style>
    <style:style style:name="T252" style:family="text">
      <style:text-properties fo:color="#acb20c" officeooo:rsid="024144f1"/>
    </style:style>
    <style:style style:name="T253" style:family="text">
      <style:text-properties fo:color="#acb20c" officeooo:rsid="02449e8f"/>
    </style:style>
    <style:style style:name="T254" style:family="text">
      <style:text-properties fo:color="#acb20c" officeooo:rsid="02475459"/>
    </style:style>
    <style:style style:name="T255" style:family="text">
      <style:text-properties fo:color="#acb20c" officeooo:rsid="024819fb"/>
    </style:style>
    <style:style style:name="T256" style:family="text">
      <style:text-properties fo:color="#acb20c" officeooo:rsid="024836dc"/>
    </style:style>
    <style:style style:name="T257" style:family="text">
      <style:text-properties fo:color="#acb20c" officeooo:rsid="024bc49a"/>
    </style:style>
    <style:style style:name="T258" style:family="text">
      <style:text-properties fo:color="#acb20c" officeooo:rsid="024e8143"/>
    </style:style>
    <style:style style:name="T259" style:family="text">
      <style:text-properties fo:color="#acb20c" officeooo:rsid="024e8c0e"/>
    </style:style>
    <style:style style:name="T260" style:family="text">
      <style:text-properties fo:color="#acb20c" officeooo:rsid="0250095e"/>
    </style:style>
    <style:style style:name="T261" style:family="text">
      <style:text-properties fo:color="#acb20c" officeooo:rsid="0250a655"/>
    </style:style>
    <style:style style:name="T262" style:family="text">
      <style:text-properties fo:color="#acb20c" officeooo:rsid="025243a8"/>
    </style:style>
    <style:style style:name="T263" style:family="text">
      <style:text-properties fo:color="#acb20c" officeooo:rsid="024d3819"/>
    </style:style>
    <style:style style:name="T264" style:family="text">
      <style:text-properties fo:color="#acb20c" officeooo:rsid="0253f6e8"/>
    </style:style>
    <style:style style:name="T265" style:family="text">
      <style:text-properties fo:color="#acb20c" officeooo:rsid="0254af48"/>
    </style:style>
    <style:style style:name="T266" style:family="text">
      <style:text-properties fo:color="#acb20c" officeooo:rsid="02567339"/>
    </style:style>
    <style:style style:name="T267" style:family="text">
      <style:text-properties fo:color="#acb20c" officeooo:rsid="02568fa0"/>
    </style:style>
    <style:style style:name="T268" style:family="text">
      <style:text-properties fo:color="#acb20c" officeooo:rsid="0258a415"/>
    </style:style>
    <style:style style:name="T269" style:family="text">
      <style:text-properties fo:color="#acb20c" officeooo:rsid="025a74ca"/>
    </style:style>
    <style:style style:name="T270" style:family="text">
      <style:text-properties fo:color="#acb20c" officeooo:rsid="025a77fa"/>
    </style:style>
    <style:style style:name="T271" style:family="text">
      <style:text-properties fo:color="#acb20c" officeooo:rsid="025c221d"/>
    </style:style>
    <style:style style:name="T272" style:family="text">
      <style:text-properties fo:color="#acb20c" officeooo:rsid="025d9ee2"/>
    </style:style>
    <style:style style:name="T273" style:family="text">
      <style:text-properties fo:color="#acb20c" officeooo:rsid="025f0b85"/>
    </style:style>
    <style:style style:name="T274" style:family="text">
      <style:text-properties fo:color="#acb20c" officeooo:rsid="026003be"/>
    </style:style>
    <style:style style:name="T275" style:family="text">
      <style:text-properties fo:color="#acb20c" officeooo:rsid="02628114"/>
    </style:style>
    <style:style style:name="T276" style:family="text">
      <style:text-properties fo:color="#acb20c" officeooo:rsid="0263298b"/>
    </style:style>
    <style:style style:name="T277" style:family="text">
      <style:text-properties fo:color="#acb20c" officeooo:rsid="0264608f"/>
    </style:style>
    <style:style style:name="T278" style:family="text">
      <style:text-properties fo:color="#acb20c" officeooo:rsid="02652561"/>
    </style:style>
    <style:style style:name="T279" style:family="text">
      <style:text-properties fo:color="#acb20c" officeooo:rsid="0265e519"/>
    </style:style>
    <style:style style:name="T280" style:family="text">
      <style:text-properties fo:color="#acb20c" officeooo:rsid="02674ecb"/>
    </style:style>
    <style:style style:name="T281" style:family="text">
      <style:text-properties fo:color="#acb20c" officeooo:rsid="02677d23"/>
    </style:style>
    <style:style style:name="T282" style:family="text">
      <style:text-properties fo:color="#acb20c" officeooo:rsid="026867ac"/>
    </style:style>
    <style:style style:name="T283" style:family="text">
      <style:text-properties fo:color="#acb20c" officeooo:rsid="026b4891"/>
    </style:style>
    <style:style style:name="T284" style:family="text">
      <style:text-properties fo:color="#acb20c" officeooo:rsid="026d4520"/>
    </style:style>
    <style:style style:name="T285" style:family="text">
      <style:text-properties fo:color="#acb20c" officeooo:rsid="026f146b"/>
    </style:style>
    <style:style style:name="T286" style:family="text">
      <style:text-properties fo:color="#acb20c" officeooo:rsid="0270df57"/>
    </style:style>
    <style:style style:name="T287" style:family="text">
      <style:text-properties fo:color="#acb20c" officeooo:rsid="02722e41"/>
    </style:style>
    <style:style style:name="T288" style:family="text">
      <style:text-properties fo:color="#acb20c" officeooo:rsid="0273305c"/>
    </style:style>
    <style:style style:name="T289" style:family="text">
      <style:text-properties fo:color="#acb20c" officeooo:rsid="027486e1"/>
    </style:style>
    <style:style style:name="T290" style:family="text">
      <style:text-properties fo:color="#acb20c" officeooo:rsid="0275e196"/>
    </style:style>
    <style:style style:name="T291" style:family="text">
      <style:text-properties fo:color="#acb20c" officeooo:rsid="02770bd6"/>
    </style:style>
    <style:style style:name="T292" style:family="text">
      <style:text-properties fo:color="#acb20c" officeooo:rsid="02793c81"/>
    </style:style>
    <style:style style:name="T293" style:family="text">
      <style:text-properties fo:color="#acb20c" officeooo:rsid="0279e112"/>
    </style:style>
    <style:style style:name="T294" style:family="text">
      <style:text-properties fo:color="#acb20c" officeooo:rsid="027bd48f"/>
    </style:style>
    <style:style style:name="T295" style:family="text">
      <style:text-properties fo:color="#acb20c" officeooo:rsid="027c9906"/>
    </style:style>
    <style:style style:name="T296" style:family="text">
      <style:text-properties fo:color="#acb20c" officeooo:rsid="027e115a"/>
    </style:style>
    <style:style style:name="T297" style:family="text">
      <style:text-properties fo:color="#acb20c" officeooo:rsid="02816ce0"/>
    </style:style>
    <style:style style:name="T298" style:family="text">
      <style:text-properties fo:color="#acb20c" officeooo:rsid="0281ee68"/>
    </style:style>
    <style:style style:name="T299" style:family="text">
      <style:text-properties fo:color="#acb20c" officeooo:rsid="0283d075"/>
    </style:style>
    <style:style style:name="T300" style:family="text">
      <style:text-properties fo:color="#acb20c" officeooo:rsid="02848180"/>
    </style:style>
    <style:style style:name="T301" style:family="text">
      <style:text-properties fo:color="#acb20c" officeooo:rsid="02851534"/>
    </style:style>
    <style:style style:name="T302" style:family="text">
      <style:text-properties fo:color="#acb20c" officeooo:rsid="0284f0ec"/>
    </style:style>
    <style:style style:name="T303" style:family="text">
      <style:text-properties fo:color="#acb20c" officeooo:rsid="02854327"/>
    </style:style>
    <style:style style:name="T304" style:family="text">
      <style:text-properties fo:color="#acb20c" officeooo:rsid="02885c78"/>
    </style:style>
    <style:style style:name="T305" style:family="text">
      <style:text-properties fo:color="#acb20c" officeooo:rsid="0289a842"/>
    </style:style>
    <style:style style:name="T306" style:family="text">
      <style:text-properties fo:color="#acb20c" officeooo:rsid="028a0a00"/>
    </style:style>
    <style:style style:name="T307" style:family="text">
      <style:text-properties fo:color="#acb20c" officeooo:rsid="028b10a4"/>
    </style:style>
    <style:style style:name="T308" style:family="text">
      <style:text-properties fo:color="#acb20c" officeooo:rsid="028c2066"/>
    </style:style>
    <style:style style:name="T309" style:family="text">
      <style:text-properties fo:color="#acb20c" officeooo:rsid="028f8693"/>
    </style:style>
    <style:style style:name="T310" style:family="text">
      <style:text-properties officeooo:rsid="01bbfa41"/>
    </style:style>
    <style:style style:name="T311" style:family="text">
      <style:text-properties officeooo:rsid="01c412c4"/>
    </style:style>
    <style:style style:name="T312" style:family="text">
      <style:text-properties officeooo:rsid="01c5d3ab"/>
    </style:style>
    <style:style style:name="T313" style:family="text">
      <style:text-properties officeooo:rsid="01c968a0"/>
    </style:style>
    <style:style style:name="T314" style:family="text">
      <style:text-properties officeooo:rsid="0218be8e"/>
    </style:style>
    <style:style style:name="T315" style:family="text">
      <style:text-properties officeooo:rsid="0223389d"/>
    </style:style>
    <style:style style:name="T316" style:family="text">
      <style:text-properties officeooo:rsid="0239b342"/>
    </style:style>
    <style:style style:name="T317" style:family="text">
      <style:text-properties officeooo:rsid="024819fb"/>
    </style:style>
    <style:style style:name="T318" style:family="text">
      <style:text-properties officeooo:rsid="01929560"/>
    </style:style>
    <style:style style:name="T319" style:family="text">
      <style:text-properties officeooo:rsid="024e8143"/>
    </style:style>
    <style:style style:name="T320" style:family="text">
      <style:text-properties officeooo:rsid="02475459"/>
    </style:style>
    <style:style style:name="T321" style:family="text">
      <style:text-properties officeooo:rsid="017bdca9"/>
    </style:style>
    <style:style style:name="T322" style:family="text">
      <style:text-properties officeooo:rsid="018009e0"/>
    </style:style>
    <style:style style:name="T323" style:family="text">
      <style:text-properties officeooo:rsid="017dbf3a"/>
    </style:style>
    <style:style style:name="T324" style:family="text">
      <style:text-properties officeooo:rsid="01819d2c"/>
    </style:style>
    <style:style style:name="T325" style:family="text">
      <style:text-properties officeooo:rsid="018254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29"><text:span text:style-name="T155">Spatio-Temporal </text:span><text:span text:style-name="T167">Model</text:span><text:span text:style-name="T297">ing</text:span><text:span text:style-name="T155"> of</text:span><text:span text:style-name="T150"> Initiative</text:span><text:span text:style-name="T101"> in Real Time Strategy</text:span></text:p>
      <text:p text:style-name="P42"/>
      <text:p text:style-name="P2"/>
      <text:p text:style-name="P2"/>
      <text:p text:style-name="P125">Abstract</text:p>
      <text:p text:style-name="P21"/>
      <text:p text:style-name="P101"><text:span text:style-name="T214">Initiative is a</text:span><text:span text:style-name="T213"> </text:span><text:span text:style-name="T214">concept which </text:span><text:span text:style-name="T138">describe</text:span><text:span text:style-name="T232">s</text:span><text:span text:style-name="T140"> </text:span><text:span text:style-name="T214">certain</text:span><text:span text:style-name="T225"> </text:span><text:span text:style-name="T232">collaborative or competitive </text:span><text:span text:style-name="T283">behaviors</text:span><text:span text:style-name="T214"> </text:span><text:span text:style-name="T141">between </text:span><text:span text:style-name="T170">human </text:span><text:span text:style-name="T169">agents</text:span><text:span text:style-name="T139">.</text:span><text:span text:style-name="T137"> </text:span><text:span text:style-name="T283">Due to </text:span><text:span text:style-name="T284">the</text:span><text:span text:style-name="T283"> broad usage and qualitative nature of </text:span><text:span text:style-name="T300">the </text:span><text:span text:style-name="T283">initiative </text:span><text:span text:style-name="T300">concept</text:span><text:span text:style-name="T144">, </text:span><text:span text:style-name="T149">quantitative modeling</text:span><text:span text:style-name="T283"> </text:span><text:span text:style-name="T149">poses </text:span><text:span text:style-name="T150">several</text:span><text:span text:style-name="T149"> challenge</text:span><text:span text:style-name="T150">s, </text:span><text:span text:style-name="T217">not least when it comes to generalization</text:span><text:span text:style-name="T144">.</text:span><text:span text:style-name="T143"> </text:span><text:span text:style-name="T165">W</text:span><text:span text:style-name="T155">e</text:span><text:span text:style-name="T165"> </text:span><text:span text:style-name="T213">propose a</text:span><text:span text:style-name="T287">n agonistic</text:span><text:span text:style-name="T232"> </text:span><text:span text:style-name="T213">model </text:span><text:span text:style-name="T232">of initiative </text:span><text:span text:style-name="T283">by defining</text:span><text:span text:style-name="T213"> </text:span><text:span text:style-name="T284">a set of initiative </text:span><text:span text:style-name="T213">features, </text:span><text:span text:style-name="T215">and </text:span><text:span text:style-name="T287">proceed to </text:span><text:span text:style-name="T215">test </text:span><text:span text:style-name="T284">their </text:span><text:span text:style-name="T287">descriptive capabilities on a dataset of</text:span><text:span text:style-name="T284"> 30000</text:span><text:span text:style-name="T217"> </text:span><text:span text:style-name="T170">Real Time Strategy (RTS) matches.</text:span><text:span text:style-name="T165"> </text:span><text:span text:style-name="T145">Our</text:span><text:span text:style-name="T148"> </text:span><text:span text:style-name="T284">initiative features are</text:span><text:span text:style-name="T204"> based </text:span><text:span text:style-name="T145">on the decomposition of</text:span><text:span text:style-name="T143"> </text:span><text:span text:style-name="T217">RTS</text:span><text:span text:style-name="T206"> </text:span><text:span text:style-name="T165">actions into </text:span><text:span text:style-name="T284">a </text:span><text:span text:style-name="T142">spatial and temporal component. The spatial component </text:span><text:span text:style-name="T170">distributes </text:span><text:span text:style-name="T204">actions</text:span><text:span text:style-name="T170"> </text:span><text:span text:style-name="T206">into</text:span><text:span text:style-name="T150"> Voronoi </text:span><text:span text:style-name="T206">regions</text:span><text:span text:style-name="T142">. The temporal component </text:span><text:span text:style-name="T153">cuts</text:span><text:span text:style-name="T151"> match</text:span><text:span text:style-name="T217">es</text:span><text:span text:style-name="T151"> </text:span><text:span text:style-name="T153">into time-intervals</text:span><text:span text:style-name="T151">, and</text:span><text:span text:style-name="T152"> </text:span><text:span text:style-name="T151">distributes</text:span><text:span text:style-name="T152"> </text:span><text:span text:style-name="T151">actions according to which </text:span><text:span text:style-name="T153">interval</text:span><text:span text:style-name="T152"> they </text:span><text:span text:style-name="T155">belong to</text:span><text:span text:style-name="T144">.</text:span><text:span text:style-name="T151"> </text:span><text:span text:style-name="T217">We </text:span><text:span text:style-name="T233">use the RandomForest algorithm to </text:span><text:span text:style-name="T217">learn to</text:span><text:span text:style-name="T204"> mix </text:span><text:span text:style-name="T285">the </text:span><text:span text:style-name="T297">initiative </text:span><text:span text:style-name="T285">features </text:span><text:span text:style-name="T287">in a task where</text:span><text:span text:style-name="T204"> match outcomes </text:span><text:span text:style-name="T287">are predicted </text:span><text:span text:style-name="T206">at various time-intervals</text:span><text:span text:style-name="T204">. </text:span><text:span text:style-name="T155">Results </text:span><text:span text:style-name="T166">show that </text:span><text:span text:style-name="T225">the</text:span><text:span text:style-name="T204"> model </text:span><text:span text:style-name="T225">performs well </text:span><text:span text:style-name="T238">within</text:span><text:span text:style-name="T233"> statistical significance</text:span><text:span text:style-name="T206">, and </text:span><text:span text:style-name="T297">the existence of a</text:span><text:span text:style-name="T166"> </text:span><text:span text:style-name="T153">Pareto front between </text:span><text:span text:style-name="T206">minimization of </text:span><text:span text:style-name="T216">prediction-time</text:span><text:span text:style-name="T153"> and maximization </text:span><text:span text:style-name="T154">of predictive</text:span><text:span text:style-name="T153"> accuracy. </text:span><text:span text:style-name="T146">The result validates the </text:span><text:span text:style-name="T147">use of </text:span><text:span text:style-name="T216">i</text:span><text:span text:style-name="T170">nitiative</text:span><text:span text:style-name="T147"> </text:span><text:span text:style-name="T148">as </text:span><text:span text:style-name="T205">a </text:span><text:span text:style-name="T216">tool </text:span><text:span text:style-name="T297">to</text:span><text:span text:style-name="T216"> be used in </text:span><text:span text:style-name="T205">quantitative</text:span><text:span text:style-name="T148"> </text:span><text:span text:style-name="T286">modeling</text:span><text:span text:style-name="T205">, </text:span><text:span text:style-name="T216">and future work </text:span><text:span text:style-name="T238">can be</text:span><text:span text:style-name="T216"> aimed at </text:span><text:span text:style-name="T287">both refining and expanding the model</text:span><text:span text:style-name="T218">.</text:span><text:span text:style-name="T216"> </text:span><text:span text:style-name="T155">For reproducibility, we share data and corresponding results in a public repository. </text:span></text:p>
      <text:p text:style-name="P118"/>
      <text:p text:style-name="P73"/>
      <text:p text:style-name="P2"/>
      <text:p text:style-name="P126">Intro<text:span text:style-name="T315">duction</text:span></text:p>
      <text:p text:style-name="P38"/>
      <text:p text:style-name="P81"><text:span text:style-name="T20">I</text:span><text:span text:style-name="T4">nitiative </text:span><text:span text:style-name="T2">is </text:span><text:span text:style-name="T25">a well-known </text:span><text:span text:style-name="T287">concept</text:span><text:span text:style-name="T1"> </text:span><text:span text:style-name="T25">in </text:span><text:span text:style-name="T128">system design [], </text:span><text:span text:style-name="T127">business and management</text:span><text:span text:style-name="T22"> </text:span><text:span text:style-name="T2">[], </text:span><text:span text:style-name="T26">war studies</text:span><text:span text:style-name="T2"> [], </text:span><text:span text:style-name="T23">sports </text:span><text:span text:style-name="T127">science</text:span><text:span text:style-name="T74"> </text:span><text:span text:style-name="T25">[] and </text:span><text:span text:style-name="T105">game-theory</text:span><text:span text:style-name="T2"> []. </text:span><text:span text:style-name="T44">It is</text:span><text:span text:style-name="T97"> </text:span><text:span text:style-name="T287">usually </text:span><text:span text:style-name="T97">thought of as something which </text:span><text:span text:style-name="T89">strives to </text:span><text:span text:style-name="T58">bring advantage, but there are also</text:span><text:span text:style-name="T129"> </text:span><text:span text:style-name="T58">differences </text:span><text:span text:style-name="T97">in definitions, </text:span><text:span text:style-name="T67">both between</text:span><text:span text:style-name="T111"> research </text:span><text:span text:style-name="T127">areas</text:span><text:span text:style-name="T67"> and within them</text:span><text:span text:style-name="T24">. </text:span><text:span text:style-name="T67">A vertical view </text:span><text:span text:style-name="T58">can be </text:span><text:span text:style-name="T72">obtained</text:span><text:span text:style-name="T58"> by placing the</text:span><text:span text:style-name="T67"> </text:span><text:span text:style-name="T58">term </text:span><text:span text:style-name="T53">within </text:span><text:span text:style-name="T46">the </text:span><text:span text:style-name="T6">strategic, operational </text:span><text:span text:style-name="T29">and </text:span><text:span text:style-name="T6">tactical </text:span><text:span text:style-name="T31">paradigm</text:span><text:span text:style-name="T30"> </text:span><text:span text:style-name="T28">[</text:span><text:span text:style-name="T34">Glaser &amp; Kaufman</text:span><text:span text:style-name="T28">]</text:span><text:span text:style-name="T26">. </text:span><text:span text:style-name="T47">S</text:span><text:span text:style-name="T26">trategic initiative, operational initiative and tactical initiative</text:span><text:span text:style-name="T27"> </text:span><text:span text:style-name="T58">have clearly </text:span><text:span text:style-name="T79">defined and </text:span><text:span text:style-name="T58">demarcated </text:span><text:span text:style-name="T226">utilities</text:span><text:span text:style-name="T72"> </text:span><text:span text:style-name="T27">in war </text:span><text:span text:style-name="T67">studies</text:span><text:span text:style-name="T27"> []</text:span><text:span text:style-name="T26">. In </text:span><text:span text:style-name="T127">business and management</text:span><text:span text:style-name="T26">, </text:span><text:span text:style-name="T5">strategic initiative </text:span><text:span text:style-name="T27">is </text:span><text:span text:style-name="T46">seen as an important step </text:span><text:span text:style-name="T78">in obtaining</text:span><text:span text:style-name="T28"> advantage </text:span><text:span text:style-name="T35">over a competitor </text:span><text:span text:style-name="T28">[]</text:span><text:span text:style-name="T27">. In sports </text:span><text:span text:style-name="T127">science</text:span><text:span text:style-name="T27">, </text:span><text:span text:style-name="T5">tactical initiative </text:span><text:span text:style-name="T45">can be used to</text:span><text:span text:style-name="T32"> </text:span><text:span text:style-name="T47">describe the scenario</text:span><text:span text:style-name="T27"> when </text:span><text:span text:style-name="T58">a tennis </text:span><text:span text:style-name="T128">or table-tennis </text:span><text:span text:style-name="T27">player </text:span><text:span text:style-name="T101">possesses</text:span><text:span text:style-name="T27"> control over where shots are placed</text:span><text:span text:style-name="T58"> </text:span><text:span text:style-name="T27">[].</text:span><text:span text:style-name="T58"> In</text:span><text:span text:style-name="T54"> </text:span><text:span text:style-name="T96">research on </text:span><text:span text:style-name="T106">game-theory</text:span><text:span text:style-name="T54">,</text:span><text:span text:style-name="T47"> </text:span><text:span text:style-name="T58">which is the domain this paper falls within,</text:span><text:span text:style-name="T3"> U&amp;H []</text:span><text:span text:style-name="T47"> </text:span><text:span text:style-name="T300">propose the following two definitions</text:span><text:span text:style-name="T72">:</text:span></text:p>
      <text:p text:style-name="P4"/>
      <text:p text:style-name="P81"><text:span text:style-name="T291">Definition 1:</text:span><text:span text:style-name="T3"> To </text:span><text:span text:style-name="T98">make the first move</text:span><text:span text:style-name="T49">, </text:span><text:span text:style-name="T55">such as playing as White in the game of Chess. </text:span></text:p>
      <text:p text:style-name="P81"><text:span text:style-name="T291">Definition </text:span><text:span text:style-name="T48">2. To </text:span><text:span text:style-name="T65">influence</text:span><text:span text:style-name="T55"> the moves</text:span><text:span text:style-name="T49"> </text:span><text:span text:style-name="T55">made by</text:span><text:span text:style-name="T49"> </text:span><text:span text:style-name="T54">an opponent</text:span><text:span text:style-name="T49"> </text:span><text:span text:style-name="T75">in </text:span><text:span text:style-name="T100">such a way that it</text:span><text:span text:style-name="T75"> leads</text:span><text:span text:style-name="T65"> to </text:span><text:span text:style-name="T100">an </text:span><text:span text:style-name="T65">advantage.</text:span></text:p>
      <text:p text:style-name="P5"/>
      <text:p text:style-name="P82"><text:span text:style-name="T50">U&amp;H’s </text:span><text:span text:style-name="T62">numerical </text:span><text:span text:style-name="T57">work</text:span><text:span text:style-name="T50"> is</text:span><text:span text:style-name="T57"> tied</text:span><text:span text:style-name="T50"> to the first </text:span><text:span text:style-name="T55">definition </text:span><text:span text:style-name="T127">and turn-based games</text:span><text:span text:style-name="T50">, and </text:span><text:span text:style-name="T58">in experiments </text:span><text:span text:style-name="T60">on <text:s/></text:span><text:span text:style-name="T71">two-player</text:span><text:span text:style-name="T60"> k-in-a-row and Domineering, they</text:span><text:span text:style-name="T51"> </text:span><text:span text:style-name="T130">report </text:span><text:span text:style-name="T288">a first mover advantage, in terms of</text:span><text:span text:style-name="T227"> </text:span><text:span text:style-name="T54">win-probability, of </text:span><text:span text:style-name="T51">56-75%. </text:span><text:span text:style-name="T65">T</text:span><text:span text:style-name="T60">his result bears utility within games communities, such as </text:span><text:span text:style-name="T71">guiding</text:span><text:span text:style-name="T60"> tournament set-ups and how many games two players </text:span><text:span text:style-name="T99">need to</text:span><text:span text:style-name="T60"> play against each other </text:span><text:span text:style-name="T68">to reach</text:span><text:span text:style-name="T65"> a decisive outcome</text:span><text:span text:style-name="T60">. </text:span><text:span text:style-name="T82">Furthermore, </text:span><text:span text:style-name="T101">the</text:span><text:span text:style-name="T226">ir</text:span><text:span text:style-name="T101"> work highlights both the need and possibility to</text:span><text:span text:style-name="T64"> t</text:span><text:span text:style-name="T69">est fairness</text:span><text:span text:style-name="T63">, </text:span><text:span text:style-name="T127">which is important</text:span><text:span text:style-name="T72"> </text:span><text:span text:style-name="T81">in </text:span><text:span text:style-name="T107">fraud-prevention</text:span><text:span text:style-name="T68">. </text:span><text:span text:style-name="T67"><text:s/></text:span></text:p>
      <text:p text:style-name="P6"/>
      <text:p text:style-name="P88"><text:span text:style-name="T52">In this paper, </text:span><text:span text:style-name="T76">the </text:span><text:span text:style-name="T96">relationship between initiative and </text:span><text:span text:style-name="T111">advantage</text:span><text:span text:style-name="T76"> is </text:span><text:span text:style-name="T288">also</text:span><text:span text:style-name="T66"> </text:span><text:span text:style-name="T96">studied</text:span><text:span text:style-name="T58"> </text:span><text:span text:style-name="T130">in zero-sum settings and </text:span><text:span text:style-name="T56">through </text:span><text:span text:style-name="T61">numerical </text:span><text:span text:style-name="T56">experimentation</text:span><text:span text:style-name="T54">. </text:span><text:span text:style-name="T96">But c</text:span><text:span text:style-name="T61">ontrary to</text:span><text:span text:style-name="T59"> U&amp;H</text:span><text:span text:style-name="T57">, </text:span><text:span text:style-name="T61">we</text:span><text:span text:style-name="T59"> </text:span><text:span text:style-name="T100">work with</text:span><text:span text:style-name="T59"> the </text:span><text:span text:style-name="T57">second definition. </text:span><text:span text:style-name="T73">One </text:span><text:span text:style-name="T92">characteristic</text:span><text:span text:style-name="T73"> of the second definition is its</text:span><text:span text:style-name="T70"> </text:span><text:span text:style-name="T59">broader </text:span><text:span text:style-name="T100">scope []</text:span><text:span text:style-name="T59">.</text:span><text:span text:style-name="T57"> </text:span><text:span text:style-name="T96">This</text:span><text:span text:style-name="T92"> can be </text:span><text:span text:style-name="T111">beneficial</text:span><text:span text:style-name="T92">, due to </text:span><text:span text:style-name="T97">the </text:span><text:soft-page-break/><text:span text:style-name="T97">opportunity to </text:span><text:span text:style-name="T100">unify</text:span><text:span text:style-name="T97"> cross-domain research on </text:span><text:span text:style-name="T100">the </text:span><text:span text:style-name="T97">initiative</text:span><text:span text:style-name="T100"> concept</text:span><text:span text:style-name="T92">. </text:span><text:span text:style-name="T100">But the second definition also comes with challenges,</text:span><text:span text:style-name="T92"> </text:span><text:span text:style-name="T100">most notably the </text:span><text:span text:style-name="T218">qualitative nature</text:span><text:span text:style-name="T100"> </text:span><text:span text:style-name="T102">of</text:span><text:span text:style-name="T100"> </text:span><text:span text:style-name="T107">terms</text:span><text:span text:style-name="T102"> </text:span><text:span text:style-name="T130">such as </text:span><text:span text:style-name="T92">“influence” and “advantage”</text:span><text:span text:style-name="T97">. </text:span><text:span text:style-name="T114">Th</text:span><text:span text:style-name="T102">e first definition only requires an observation of the player which makes the first move. </text:span><text:span text:style-name="T114">The second definition requires </text:span><text:span text:style-name="T156">a model which </text:span><text:span text:style-name="T227">both</text:span><text:span text:style-name="T156"> quantifies influence, and </text:span><text:span text:style-name="T227">tests</text:span><text:span text:style-name="T156"> its </text:span><text:span text:style-name="T288">impact on</text:span><text:span text:style-name="T156"> advantage. </text:span></text:p>
      <text:p text:style-name="P16"/>
      <text:p text:style-name="P111"><text:span text:style-name="T288">For our data, we use replays of</text:span><text:span text:style-name="T93"> </text:span><text:span text:style-name="T289">player-versus-player </text:span><text:span text:style-name="T290">(pvp) </text:span><text:span text:style-name="T93">Real Time Strategy (RTS) </text:span><text:span text:style-name="T288">matches</text:span><text:span text:style-name="T127">. </text:span><text:span text:style-name="T288">In </text:span><text:span text:style-name="T290">pvp </text:span><text:span text:style-name="T288">RTS,</text:span><text:span text:style-name="T261"> stationary and non-stationary objects </text:span><text:span text:style-name="T288">are built </text:span><text:span text:style-name="T261">and use</text:span><text:span text:style-name="T288">d</text:span><text:span text:style-name="T261"> </text:span><text:span text:style-name="T288">for the purpose of attaining</text:span><text:span text:style-name="T262"> an advantage </text:span><text:span text:style-name="T288">over the opponent </text:span><text:span text:style-name="T289">(</text:span><text:span text:style-name="T290">adaptation of </text:span><text:span text:style-name="T261">Schadd et al.’</text:span><text:span text:style-name="T290">s</text:span><text:span text:style-name="T261"> </text:span><text:span text:style-name="T288">[] </text:span><text:span text:style-name="T290">definition</text:span><text:span text:style-name="T289">)</text:span><text:span text:style-name="T262">. </text:span><text:span text:style-name="T112">The core problem statement is as follows: Is it possible to quantify </text:span><text:span text:style-name="T227">initiative</text:span><text:span text:style-name="T112"> in </text:span><text:span text:style-name="T290">pvp</text:span><text:span text:style-name="T112"> RTS, and </text:span><text:span text:style-name="T115">can this quantification be</text:span><text:span text:style-name="T112"> linked to advantage and the strength of the player</text:span><text:span text:style-name="T116">s</text:span><text:span text:style-name="T112">? </text:span></text:p>
      <text:p text:style-name="P29"/>
      <text:p text:style-name="P94"><text:span text:style-name="T156">F</text:span><text:span text:style-name="T102">or experimentation, </text:span><text:span text:style-name="T156">w</text:span><text:span text:style-name="T93">e use</text:span><text:span text:style-name="T94"> </text:span><text:span text:style-name="T218">a dataset of </text:span><text:span text:style-name="T93">Age of Empires II </text:span><text:span text:style-name="T94">(AoE II</text:span><text:span text:style-name="T156">) </text:span><text:span text:style-name="T290">pvp matches</text:span><text:span text:style-name="T102">. AoE II </text:span><text:span text:style-name="T156">is an RTS game </text:span><text:span text:style-name="T102">released in 199</text:span><text:span text:style-name="T135">9,</text:span><text:span text:style-name="T102"> and through a series of upgrades </text:span><text:span text:style-name="T117">and re-releases </text:span><text:span text:style-name="T102">it has persisted as </text:span><text:span text:style-name="T103">a highly popular title</text:span><text:span text:style-name="T102">, </text:span><text:span text:style-name="T103">not only within the RTS genre but within </text:span><text:span text:style-name="T104">the</text:span><text:span text:style-name="T103"> Esports </text:span><text:span text:style-name="T104">scene </text:span><text:span text:style-name="T103">as a whole. </text:span><text:span text:style-name="T104">There are tens-of-thousands of </text:span><text:span text:style-name="T107">active </text:span><text:span text:style-name="T104">players, </text:span><text:span text:style-name="T135">both amateur and</text:span><text:span text:style-name="T117"> professionals,</text:span><text:span text:style-name="T104"> who compete in a “ranked ladder”, where</text:span><text:span text:style-name="T107"> </text:span><text:span text:style-name="T104">ELO [] </text:span><text:span text:style-name="T164">determines the rank of a player</text:span><text:span text:style-name="T104">.</text:span><text:span text:style-name="T102"> </text:span><text:span text:style-name="T127">Many of the </text:span><text:span text:style-name="T300">matches</text:span><text:span text:style-name="T127"> are saved in publicly available repositories</text:span><text:span text:style-name="T107">, </text:span><text:span text:style-name="T127">and </text:span><text:span text:style-name="T107">we </text:span><text:span text:style-name="T127">use</text:span><text:span text:style-name="T111"> </text:span><text:span text:style-name="T238">30000</text:span><text:span text:style-name="T172"> </text:span><text:span text:style-name="T127">downloaded</text:span><text:span text:style-name="T119"> </text:span><text:span text:style-name="T107">replays</text:span><text:span text:style-name="T127">. </text:span></text:p>
      <text:p text:style-name="P17"/>
      <text:p text:style-name="P87"><text:span text:style-name="T111">Our model of initiative is based </text:span><text:span text:style-name="T95">on </text:span><text:span text:style-name="T164">the Cartesian coordinates and </text:span><text:span text:style-name="T111">times</text:span><text:span text:style-name="T91"> </text:span><text:span text:style-name="T164">of </text:span><text:span text:style-name="T95">actions</text:span><text:span text:style-name="T90">. </text:span><text:span text:style-name="T35">W</text:span><text:span text:style-name="T33">e investigate </text:span><text:span text:style-name="T35">statistical links between</text:span><text:span text:style-name="T33"> our initiative model, </text:span><text:span text:style-name="T38">advantage, </text:span><text:span text:style-name="T42">in terms of match outcomes,</text:span><text:span text:style-name="T33"> and ELO. </text:span><text:span text:style-name="T36">Due to the </text:span><text:span text:style-name="T42">cross-domain usage</text:span><text:span text:style-name="T36"> </text:span><text:span text:style-name="T42">of the </text:span><text:span text:style-name="T36">initiative</text:span><text:span text:style-name="T42"> concept</text:span><text:span text:style-name="T36">, we also discuss whether there </text:span><text:span text:style-name="T37">is room for generalization. </text:span></text:p>
      <text:p text:style-name="P57"/>
      <text:p text:style-name="P3">Contributions:</text:p>
      <text:p text:style-name="P83"><text:span text:style-name="T71">1. A </text:span><text:span text:style-name="T227">spatio-temporal</text:span><text:span text:style-name="T71"> model of initiative.</text:span></text:p>
      <text:p text:style-name="P84"><text:span text:style-name="T71">2. </text:span><text:span text:style-name="T227">Tests of the model’s </text:span><text:span text:style-name="T238">descriptive strength through its </text:span><text:span text:style-name="T227">ability to predict match outcomes in </text:span><text:span text:style-name="T298">pvp</text:span><text:span text:style-name="T77"> </text:span><text:span text:style-name="T96">RTS</text:span><text:span text:style-name="T77">.</text:span></text:p>
      <text:p text:style-name="P84"><text:span text:style-name="T77">3. </text:span><text:span text:style-name="T260">Statistical relationships between the</text:span><text:span text:style-name="T96"> initiative</text:span><text:span text:style-name="T80"> </text:span><text:span text:style-name="T260">model </text:span><text:span text:style-name="T80">and</text:span><text:span text:style-name="T77"> </text:span><text:span text:style-name="T227">player ELO</text:span><text:span text:style-name="T77">.</text:span></text:p>
      <text:p text:style-name="P2"/>
      <text:p text:style-name="P2"/>
      <text:p text:style-name="P75">Related Work</text:p>
      <text:p text:style-name="P117"><text:span text:style-name="T113">In this section, </text:span><text:span text:style-name="T304">we </text:span><text:span text:style-name="T113">begin by discussing literature on the </text:span><text:span text:style-name="T304">i</text:span><text:span text:style-name="T113">nitiative concept on a </text:span><text:span text:style-name="T114">high and </text:span><text:span text:style-name="T113">multidisciplinary level, </text:span><text:span text:style-name="T307">followed by a closer study of how it is used within the RTS genre</text:span><text:span text:style-name="T113">. </text:span><text:span text:style-name="T304">Since </text:span><text:span text:style-name="T307">initiative</text:span><text:span text:style-name="T304"> is used across </text:span><text:span text:style-name="T309">different</text:span><text:span text:style-name="T304"> disciplines, there are, expectedly, also differences in nomenclature. Oftentimes, researchers describe phenomena that are </text:span><text:span text:style-name="T307">similar to Definition 2, but through different terminology. </text:span></text:p>
      <text:p text:style-name="P119"/>
      <text:p text:style-name="P117"><text:span text:style-name="T305">In </text:span><text:span text:style-name="T307">turn-based agonistic simulation</text:span><text:span text:style-name="T305">, </text:span><text:span text:style-name="T304">Maynard &amp; Smith [], </text:span><text:span text:style-name="T307">define</text:span><text:span text:style-name="T306"> two possible actions that agents can choose from: </text:span></text:p>
      <text:p text:style-name="P121"/>
      <text:p text:style-name="P121">Escalation: The agent who first carries out a “dangerous” tactic as opposed to a “conventional” one. </text:p>
      <text:p text:style-name="P117"><text:span text:style-name="T306">Retaliation: </text:span><text:span text:style-name="T307">A</text:span><text:span text:style-name="T306"> “dangerous” tactic </text:span><text:span text:style-name="T307">in response to a</text:span><text:span text:style-name="T306"> “dangerous” tactic </text:span><text:span text:style-name="T308">made</text:span><text:span text:style-name="T307"> on the previous move</text:span><text:span text:style-name="T306">. </text:span></text:p>
      <text:p text:style-name="P121"/>
      <text:p text:style-name="P80">Our </text:p>
      <text:p text:style-name="P121"><text:s/>the scenario is categorized as an escalation. This scenario is akin to our meaning of initiative, and it is contrasted to the scenario where and the latter is a move from a “dangerous” tactic </text:p>
      <text:p text:style-name="P120"/>
      <text:p text:style-name="P116"><text:span text:style-name="T113"><text:s/>and </text:span><text:span text:style-name="T116">proceed to</text:span><text:span text:style-name="T114"> the RTS genre. </text:span></text:p>
      <text:p text:style-name="P79"/>
      <text:p text:style-name="P93"><text:span text:style-name="T122">Glaser &amp; Kaufmann [] </text:span><text:span text:style-name="T123">propose the “compound offense-defense balance” </text:span><text:span text:style-name="T124">framework </text:span><text:span text:style-name="T123">to </text:span><text:span text:style-name="T124">analyze whether an offensive or defensive strategy is more suitable for </text:span><text:span text:style-name="T171">a </text:span><text:span text:style-name="T124">war</text:span><text:span text:style-name="T171">ring actor</text:span><text:span text:style-name="T124">. </text:span><text:span text:style-name="T126">The</text:span><text:span text:style-name="T125"> comput</text:span><text:span text:style-name="T126">ation</text:span><text:span text:style-name="T125"> </text:span><text:span text:style-name="T126">of </text:span><text:soft-page-break/><text:span text:style-name="T125">compound balance </text:span><text:span text:style-name="T126">includes</text:span><text:span text:style-name="T125"> a set of directional factors, where the direction indicates whether offense or defense is more </text:span><text:span text:style-name="T128">likely to yield an advantage</text:span><text:span text:style-name="T125">. Such factors </text:span><text:span text:style-name="T124">include </text:span><text:span text:style-name="T123">geography, technology, force size and resources. </text:span><text:span text:style-name="T125">A</text:span><text:span text:style-name="T124">n offensive strategy is only predicted to succeed if the </text:span><text:span text:style-name="T125">directional factors, and subsequently the </text:span><text:span text:style-name="T124">compound balance, favors offense. </text:span><text:span text:style-name="T125">Concerning initiative, </text:span><text:span text:style-name="T122">Glaser &amp; Kaufmann </text:span><text:span text:style-name="T128">argue that</text:span><text:span text:style-name="T124"> </text:span><text:span text:style-name="T128">o</text:span><text:span text:style-name="T123">ffense brings the advantage of initiative, a “first-move advantage”, but </text:span><text:span text:style-name="T128">that </text:span><text:span text:style-name="T124">this advantage </text:span><text:span text:style-name="T125">can only be successfully utilized if the compound balance favors offense. </text:span></text:p>
      <text:p text:style-name="P68"/>
      <text:p text:style-name="P107"><text:span text:style-name="T260">Within the RTS genre, </text:span><text:span text:style-name="T125">S</text:span><text:span text:style-name="T260">chadd et al. [2007], “discriminate between an aggressive, and a defensive play style”. </text:span><text:span text:style-name="T261">They tie the respective play style with the choice of units </text:span></text:p>
      <text:p text:style-name="P39"/>
      <text:p text:style-name="P39"/>
      <text:p text:style-name="P93"><text:span text:style-name="T158">Temporal </text:span><text:span text:style-name="T157">Initiative</text:span></text:p>
      <text:p text:style-name="P31"/>
      <text:p text:style-name="P30"/>
      <text:p text:style-name="P78">BUSINESS</text:p>
      <text:p text:style-name="P30"/>
      <text:p text:style-name="P91"><text:span text:style-name="T119">Wu et al [1988 pg 518 in Zhou], </text:span><text:span text:style-name="T120">report that the outcome of a match is usually decided in the first four strokes </text:span><text:span text:style-name="T121">in rallies</text:span><text:span text:style-name="T120">. </text:span><text:span text:style-name="T118">Z</text:span><text:span text:style-name="T119">hou et al. [] propose a “tactical benefit algorithm” </text:span><text:span text:style-name="T121">where various types of tactics are categorized. From</text:span><text:span text:style-name="T119"> 60 two-player table-tennis matches, </text:span><text:span text:style-name="T121">they </text:span><text:span text:style-name="T120">find that attacking tactics within </text:span><text:span text:style-name="T121">the</text:span><text:span text:style-name="T120"> first four strokes is linked with gaining the advantage. </text:span><text:span text:style-name="T119"><text:s/></text:span></text:p>
      <text:p text:style-name="P30"/>
      <text:p text:style-name="P90"><text:span text:style-name="T118">“</text:span><text:span text:style-name="T120">gain mastery by striking only after the enemy has struck” [Zhou] – does not work in table-tennis. </text:span></text:p>
      <text:p text:style-name="P35"/>
      <text:p text:style-name="P35"/>
      <text:p text:style-name="P28">Spatio-Temporal Initiative</text:p>
      <text:p text:style-name="P115"><text:span text:style-name="T301">While </text:span><text:span text:style-name="T303">it may be relevant to</text:span><text:span text:style-name="T301"> focus on </text:span><text:span text:style-name="T302">spatial </text:span><text:span text:style-name="T303">or</text:span><text:span text:style-name="T302"> temporal components </text:span><text:span text:style-name="T303">when working with the initiative concept, it can be equally beneficial to combine them. </text:span></text:p>
      <text:p text:style-name="P77"/>
      <text:p text:style-name="P77"><text:span text:style-name="T321">C</text:span><text:span text:style-name="T323">rognier et al. []</text:span><text:span text:style-name="T324"> </text:span><text:span text:style-name="T325">report results from </text:span><text:span text:style-name="T324">54 live trials </text:span><text:span text:style-name="T325">for</text:span><text:span text:style-name="T324"> two-player tennis. Their trials are divided in three categories based on </text:span><text:span text:style-name="T323">so called “Initiative Situations” (IS): High (HIS), Moderate (MIS) and Weak (WIS). </text:span><text:span text:style-name="T325">The trials are set up such that a player is assigned a HIS, MIS or WIS. </text:span><text:span text:style-name="T322">When a player is in possession of a HIS, he “impose[s] his game” … “placing the opponent on the defensive ... reducing his response possibilities”. </text:span><text:span text:style-name="T325">T</text:span><text:span text:style-name="T322">he HIS is </text:span><text:span text:style-name="T325">also </text:span><text:span text:style-name="T322">linked to a player’s ability to “constrain the opponent’s stroke”. </text:span><text:span text:style-name="T321">C</text:span><text:span text:style-name="T323">rognier et al., [] </text:span><text:span text:style-name="T322">find that players in possession of a HIS are significantly </text:span><text:span text:style-name="T324">better at predicting opponent counter-moves, subsequently giving them an advantage in the game. </text:span></text:p>
      <text:p text:style-name="P76"/>
      <text:p text:style-name="P76"/>
      <text:p text:style-name="P27">Other relevant factors</text:p>
      <text:p text:style-name="P37"/>
      <text:p text:style-name="P41">ELO</text:p>
      <text:p text:style-name="P41">[] also links ELO with aggression, and concludes that high ELO chimpanzees tend to have greater intensity of aggression. [] discusses uncertainties with ELO and the problem of the ELO burn in period. <text:span text:style-name="T311">While ELO is a powerful tool with which to rank actors, an argument can be made that it is less useful for generalization than the spatial and temporal factors discussed above. </text:span><text:span text:style-name="T312">There are many scenarios where the initiative concept is useful, but where ELO is not available. </text:span></text:p>
      <text:p text:style-name="P32"/>
      <text:p text:style-name="P33">Mixed-initiative planning</text:p>
      <text:p text:style-name="P95"><text:span text:style-name="T129">A burgeoning research domain is that of mixed-initiative planning, where a system is made up of two </text:span><text:span text:style-name="T169">agents</text:span><text:span text:style-name="T129">: A human and an Artificial Intelligence (AI). </text:span><text:span text:style-name="T133">A commonly stated challenge is to </text:span><text:span text:style-name="T134">optimize the level of initiative that the AI should have, </text:span><text:span text:style-name="T135">so as to improve the system as a whole</text:span><text:span text:style-name="T134">.</text:span><text:span text:style-name="T133"> </text:span><text:span text:style-name="T129">The mixed-initiative system is collaborative in nature, and therefore not fit for </text:span><text:span text:style-name="T131">a direct </text:span><text:span text:style-name="T129">comparison to the </text:span><text:soft-page-break/><text:span text:style-name="T129">agonistic type of initiative </text:span><text:span text:style-name="T131">investigated here, but there are still relevant </text:span><text:span text:style-name="T135">points of contact</text:span><text:span text:style-name="T131"> regarding </text:span><text:span text:style-name="T133">definitions</text:span><text:span text:style-name="T131">. </text:span><text:span text:style-name="T132">Cohen et al. [], propose </text:span></text:p>
      <text:p text:style-name="P74"/>
      <text:p text:style-name="P74"/>
      <text:p text:style-name="P74"/>
      <text:p text:style-name="P9"/>
      <text:p text:style-name="P58">EXTRA</text:p>
      <text:p text:style-name="P59">Interesting question: If a player has a significantly higher ELO than the opponent, does the player use a more or less aggressive strategy. Is initiative-taking linked with higher risk. </text:p>
      <text:p text:style-name="P11"/>
      <text:p text:style-name="P63">Random Forest <text:span text:style-name="T319">and Machine Learning</text:span></text:p>
      <text:p text:style-name="P44"><text:span text:style-name="T318">I</text:span>nitiative has similarities with the attention mechanism in Machine Learning. </text:p>
      <text:p text:style-name="P7"/>
      <text:p text:style-name="P7"/>
      <text:p text:style-name="P127">Spatio-Temporal Model of Initiative</text:p>
      <text:p text:style-name="P22"/>
      <text:p text:style-name="P114"><text:span text:style-name="T161">F</text:span><text:span text:style-name="T162">eature </text:span><text:span text:style-name="T163">Engineering</text:span></text:p>
      <text:p text:style-name="P99"><text:span text:style-name="T132">Since we strive for as much generalization as possible, it is important that the features </text:span><text:span text:style-name="T174">in our model </text:span><text:span text:style-name="T296">are</text:span><text:span text:style-name="T132"> </text:span><text:span text:style-name="T134">not </text:span><text:span text:style-name="T227">too </text:span><text:span text:style-name="T134">closely </text:span><text:span text:style-name="T133">tied </text:span><text:span text:style-name="T132">to the </text:span><text:span text:style-name="T133">specifics of the</text:span><text:span text:style-name="T132"> </text:span><text:span text:style-name="T133">AoE II </text:span><text:span text:style-name="T132">environment. Within the Ao</text:span><text:span text:style-name="T202">E</text:span><text:span text:style-name="T132"> II community, </text:span><text:span text:style-name="T133">a significant proportion of discussions focuses on what we consider </text:span><text:span text:style-name="T175">non-generalizable</text:span><text:span text:style-name="T133"> features </text:span><text:span text:style-name="T296">[footnote, blogs and note on that they are mostly used to improve ELO]</text:span><text:span text:style-name="T133">, and we </text:span><text:span text:style-name="T175">instead </text:span><text:span text:style-name="T177">focus on</text:span><text:span text:style-name="T133"> </text:span><text:span text:style-name="T197">high-level </text:span><text:span text:style-name="T193">features, which, we argue, </text:span><text:span text:style-name="T296">are more utilizable</text:span><text:span text:style-name="T193"> across research domains</text:span><text:span text:style-name="T133">. </text:span><text:span text:style-name="T197">In </text:span><text:span text:style-name="T133">Section [Data], </text:span><text:span text:style-name="T197">we discuss how the high-level features </text:span><text:span text:style-name="T296">apply</text:span><text:span text:style-name="T237"> in</text:span><text:span text:style-name="T197"> </text:span><text:span text:style-name="T296">the </text:span><text:span text:style-name="T197">AoE II </text:span><text:span text:style-name="T296">environment</text:span><text:span text:style-name="T197">.</text:span><text:span text:style-name="T133"> </text:span><text:span text:style-name="T181">We define these </text:span><text:span text:style-name="T197">high-level </text:span><text:span text:style-name="T181">features as follows:</text:span></text:p>
      <text:p text:style-name="P48"/>
      <text:p text:style-name="P105"><text:span text:style-name="T175">-</text:span><text:span text:style-name="T176">Data</text:span><text:span text:style-name="T195">set Phi</text:span><text:span text:style-name="T176">: </text:span><text:span text:style-name="T177">A</text:span><text:span text:style-name="T176"> set of recorded</text:span><text:span text:style-name="T177"> </text:span><text:span text:style-name="T291">pvp</text:span><text:span text:style-name="T196"> </text:span><text:span text:style-name="T176">matches </text:span><text:span text:style-name="T192">m</text:span><text:span text:style-name="T176"> \in </text:span><text:span text:style-name="T192">Phi </text:span><text:span text:style-name="T196">where two agents,</text:span><text:span text:style-name="T186"> p and p’ </text:span><text:span text:style-name="T196">(the opponent), compete to win. </text:span><text:span text:style-name="T209">We assume no hidden information (except for one experiment in Section []), and henceforth </text:span><text:span text:style-name="T257">we </text:span><text:span text:style-name="T209">often </text:span><text:span text:style-name="T234">mean</text:span><text:span text:style-name="T218"> </text:span><text:span text:style-name="T16">either</text:span><text:span text:style-name="T218"> p or p’, </text:span><text:span text:style-name="T250">in a mirrored sense, </text:span><text:span text:style-name="T234">when referring to</text:span><text:span text:style-name="T250"> </text:span><text:span text:style-name="T234">p</text:span><text:span text:style-name="T209">. An agent’s ELO is </text:span><text:span text:style-name="T238">denoted</text:span><text:span text:style-name="T209"> ELO_p</text:span><text:span text:style-name="T176">. </text:span><text:span text:style-name="T189">Each match </text:span><text:span text:style-name="T198">lasts for a </text:span><text:span text:style-name="T189">time </text:span><text:span text:style-name="T211">measure </text:span><text:span text:style-name="T199">t_end</text:span><text:span text:style-name="T189"> \in R+. </text:span><text:span text:style-name="T186">If p wins,</text:span><text:span text:style-name="T178"> </text:span><text:span text:style-name="T177">w(</text:span><text:span text:style-name="T186">p</text:span><text:span text:style-name="T177">) </text:span><text:span text:style-name="T186">= 1, </text:span><text:span text:style-name="T197">and w(p) = -1 otherwise</text:span><text:span text:style-name="T177">. </text:span></text:p>
      <text:p text:style-name="P105"><text:span text:style-name="T177">-</text:span><text:span text:style-name="T251">Advantage</text:span><text:span text:style-name="T250">: </text:span><text:span text:style-name="T208">We </text:span><text:span text:style-name="T251">define</text:span><text:span text:style-name="T250"> advantage </text:span><text:span text:style-name="T257">as</text:span><text:span text:style-name="T251"> equivalent to </text:span><text:span text:style-name="T208">w(p). This definition </text:span><text:span text:style-name="T209">is clearly coarse-grain, as</text:span><text:span text:style-name="T208"> </text:span><text:span text:style-name="T209"><text:s/></text:span><text:span text:style-name="T208">advantage, </text:span><text:span text:style-name="T291">according to Definition 2, </text:span><text:span text:style-name="T208">can </text:span><text:span text:style-name="T209">vary dynamically</text:span><text:span text:style-name="T208"> as </text:span><text:span text:style-name="T209">a</text:span><text:span text:style-name="T208"> match </text:span><text:span text:style-name="T209">unfolds</text:span><text:span text:style-name="T208">. </text:span><text:span text:style-name="T290">M</text:span><text:span text:style-name="T208">odeling </text:span><text:span text:style-name="T209">advantage dynamically poses its own </text:span><text:span text:style-name="T234">challenging questions</text:span><text:span text:style-name="T208">, and </text:span><text:span text:style-name="T242">one benefit of our definition is simplicity: We </text:span><text:span text:style-name="T250">argue </text:span><text:span text:style-name="T242">that </text:span><text:span text:style-name="T243">the </text:span><text:span text:style-name="T290">outcome</text:span><text:span text:style-name="T243"> of </text:span><text:span text:style-name="T257">a</text:span><text:span text:style-name="T243"> match </text:span><text:span text:style-name="T290">is itself a manifestation of advantage, in the sense that p </text:span><text:span text:style-name="T291">possesses more advantage over</text:span><text:span text:style-name="T290"> p’ if w(p) = 1</text:span><text:span text:style-name="T250">. </text:span></text:p>
      <text:p text:style-name="P96"><text:span text:style-name="T175">-</text:span><text:span text:style-name="T179">O</text:span><text:span text:style-name="T176">rigin locations: </text:span><text:span text:style-name="T218">For each match,</text:span><text:span text:style-name="T177"> </text:span><text:span text:style-name="T218">the </text:span><text:span text:style-name="T176">Cartesian </text:span><text:span text:style-name="T177">origin location of</text:span><text:span text:style-name="T180"> </text:span><text:span text:style-name="T186">p </text:span><text:span text:style-name="T180">is</text:span><text:span text:style-name="T178"> </text:span><text:span text:style-name="T179">obtained</text:span><text:span text:style-name="T178"> using function</text:span><text:span text:style-name="T176"> </text:span><text:span text:style-name="T178">x, y = </text:span><text:span text:style-name="T176">l(p)</text:span><text:span text:style-name="T177">, </text:span><text:span text:style-name="T178">x, y \in R. </text:span></text:p>
      <text:p text:style-name="P102"><text:span text:style-name="T176">-</text:span><text:span text:style-name="T8">Actions</text:span><text:span text:style-name="T176">:</text:span><text:span text:style-name="T177"> </text:span><text:span text:style-name="T197">During the match, </text:span><text:span text:style-name="T239">agent p</text:span><text:span text:style-name="T197"> carries out a set of actions, Ap,</text:span><text:span text:style-name="T221"> |Ap| &gt; C1, where C1 \in Z+ is used to ensure that there are enough actions in the match </text:span><text:span text:style-name="T227">(otherwise, the match is </text:span><text:span text:style-name="T234">discarded</text:span><text:span text:style-name="T227"> from Phi)</text:span><text:span text:style-name="T221">. </text:span><text:span text:style-name="T197">Each </text:span><text:span text:style-name="T178">a \in Ap </text:span><text:span text:style-name="T234">is a tuple containing </text:span><text:span text:style-name="T187">Cartesian coordinates</text:span><text:span text:style-name="T178"> </text:span><text:span text:style-name="T183">l(a) </text:span><text:span text:style-name="T187">= </text:span><text:span text:style-name="T183">x, y</text:span><text:span text:style-name="T178"> </text:span><text:span text:style-name="T187">\in R,</text:span><text:span text:style-name="T181"> </text:span><text:span text:style-name="T187">time </text:span><text:span text:style-name="T178">t</text:span><text:span text:style-name="T183">(a)</text:span><text:span text:style-name="T178"> \in R+, </text:span><text:span text:style-name="T237">a</text:span><text:span text:style-name="T236"> </text:span><text:span text:style-name="T237">set</text:span><text:span text:style-name="T236"> of subjects </text:span><text:span text:style-name="T265">s</text:span><text:span text:style-name="T236">(a) and </text:span><text:span text:style-name="T237">a set of </text:span><text:span text:style-name="T236">objects </text:span><text:span text:style-name="T265">o</text:span><text:span text:style-name="T236">(a). </text:span><text:span text:style-name="T237">The contents and cardinality of these </text:span><text:span text:style-name="T239">latter </text:span><text:span text:style-name="T237">two sets depend on the application, </text:span><text:span text:style-name="T238">but their purpose is to </text:span><text:span text:style-name="T197">allow</text:span><text:span text:style-name="T239"> estimating the</text:span><text:span text:style-name="T234"> </text:span><text:span text:style-name="T239">degree of influence </text:span><text:span text:style-name="T276">of</text:span><text:span text:style-name="T197"> </text:span><text:span text:style-name="T276">actions a \in </text:span><text:span text:style-name="T251">Ap</text:span><text:span text:style-name="T239"> on the </text:span><text:span text:style-name="T249">match</text:span><text:span text:style-name="T197">. </text:span></text:p>
      <text:p text:style-name="P49"/>
      <text:p text:style-name="P46">We use the above features to process a set of additional features.</text:p>
      <text:p text:style-name="P98"><text:span text:style-name="T182">-</text:span><text:span text:style-name="T10">F</text:span><text:span text:style-name="T11">irst</text:span><text:span text:style-name="T12"> </text:span><text:span text:style-name="T14">S</text:span><text:span text:style-name="T13">ignificant </text:span><text:span text:style-name="T14">Interaction</text:span><text:span text:style-name="T182">: </text:span><text:span text:style-name="T186">We </text:span><text:span text:style-name="T187">define </text:span><text:span text:style-name="T190">action a</text:span><text:span text:style-name="T198">0</text:span><text:span text:style-name="T187"> </text:span><text:span text:style-name="T188">as follows:</text:span></text:p>
      <text:p text:style-name="P47"/>
      <text:p text:style-name="P98"><text:span text:style-name="T190">a</text:span><text:span text:style-name="T198">0</text:span><text:span text:style-name="T188"> = argmin_</text:span><text:span text:style-name="T190">a </text:span><text:span text:style-name="T188">(</text:span><text:span text:style-name="T189">a</text:span><text:span text:style-name="T192">(t)</text:span><text:span text:style-name="T189"> \in </text:span><text:span text:style-name="T188">Ap</text:span><text:span text:style-name="T187">, </text:span><text:span text:style-name="T189">a</text:span><text:span text:style-name="T192">(t)</text:span><text:span text:style-name="T189"> \</text:span><text:span text:style-name="T192">in </text:span><text:span text:style-name="T188">Ap’) <text:s/></text:span><text:span text:style-name="T195">(1)</text:span></text:p>
      <text:p text:style-name="P51"/>
      <text:p text:style-name="P51">s.t.</text:p>
      <text:p text:style-name="P51"/>
      <text:p text:style-name="P103"><text:span text:style-name="T238">|</text:span><text:span text:style-name="T265">s</text:span><text:span text:style-name="T236">(a)</text:span><text:span text:style-name="T238">|</text:span><text:span text:style-name="T190"> </text:span><text:span text:style-name="T238">&gt;</text:span><text:span text:style-name="T191"> </text:span><text:span text:style-name="T238">C2, C</text:span><text:span text:style-name="T240">2</text:span><text:span text:style-name="T238"> \in Z+</text:span><text:span text:style-name="T192"> <text:s/></text:span><text:span text:style-name="T195">(2)</text:span></text:p>
      <text:p text:style-name="P52"><text:soft-page-break/></text:p>
      <text:p text:style-name="P98"><text:span text:style-name="T238">|</text:span><text:span text:style-name="T265">o</text:span><text:span text:style-name="T238">(a)|</text:span><text:span text:style-name="T191"> &gt; </text:span><text:span text:style-name="T238">C3</text:span><text:span text:style-name="T191">, </text:span><text:span text:style-name="T238">C3</text:span><text:span text:style-name="T191"> \in </text:span><text:span text:style-name="T238">Z</text:span><text:span text:style-name="T191">+ <text:s/></text:span><text:span text:style-name="T195">(3)</text:span></text:p>
      <text:p text:style-name="P51"/>
      <text:p text:style-name="P98"><text:span text:style-name="T193">Constraints (2) and (3) </text:span><text:span text:style-name="T244">are used to</text:span><text:span text:style-name="T193"> </text:span><text:span text:style-name="T292">help identify</text:span><text:span text:style-name="T193"> an action which sparks the commencement of a first significant </text:span><text:span text:style-name="T196">interaction</text:span><text:span text:style-name="T193"> </text:span><text:span text:style-name="T197">between </text:span><text:span text:style-name="T244">the </text:span><text:span text:style-name="T197">two agents</text:span><text:span text:style-name="T193">. </text:span><text:span text:style-name="T239">In</text:span><text:span text:style-name="T235"> some applications, </text:span><text:span text:style-name="T210">it may be relevant to set a0 as the first action in the match. </text:span><text:span text:style-name="T292">A</text:span><text:span text:style-name="T291"> later a0 </text:span><text:span text:style-name="T292">is motivated when the application, for example in RTS, includes </text:span><text:span text:style-name="T291">an initial “build-up” phase where </text:span><text:span text:style-name="T293">Definition 2 </text:span><text:span text:style-name="T294">does not apply</text:span><text:span text:style-name="T293"> (it requires interactions between agents)</text:span><text:span text:style-name="T291">. </text:span><text:span text:style-name="T298">We will discuss this further in Section [experiments], but the intention of delaying </text:span><text:span text:style-name="T292">a0 </text:span><text:span text:style-name="T298">is to help </text:span><text:span text:style-name="T295">reduce the amount of</text:span><text:span text:style-name="T293"> irrelevant data </text:span><text:span text:style-name="T298">used for inference</text:span><text:span text:style-name="T293">. </text:span></text:p>
      <text:p text:style-name="P50"/>
      <text:p text:style-name="P97"><text:span text:style-name="T182">-</text:span><text:span text:style-name="T12">Spatial</text:span><text:span text:style-name="T9"> partitioning</text:span><text:span text:style-name="T182">: For each action </text:span><text:span text:style-name="T187">a </text:span><text:span text:style-name="T228">\in Ap</text:span><text:span text:style-name="T182">, we compute </text:span><text:span text:style-name="T184">r(a) =</text:span><text:span text:style-name="T183"> </text:span><text:span text:style-name="T182">l</text:span><text:span text:style-name="T183">1</text:span><text:span text:style-name="T182">(</text:span><text:span text:style-name="T183">l(a), l(p)) / </text:span><text:span text:style-name="T182">l</text:span><text:span text:style-name="T183">1</text:span><text:span text:style-name="T182">(</text:span><text:span text:style-name="T183">l(a), l(p’)), </text:span><text:span text:style-name="T187">which </text:span><text:span text:style-name="T228">is </text:span><text:span text:style-name="T187">use</text:span><text:span text:style-name="T228">d</text:span><text:span text:style-name="T185"> </text:span><text:span text:style-name="T187">to</text:span><text:span text:style-name="T185"> </text:span><text:span text:style-name="T201">carry out a Voronoi partition:</text:span><text:span text:style-name="T187"> </text:span><text:span text:style-name="T201">An action is</text:span><text:span text:style-name="T188"> </text:span><text:span text:style-name="T7">closer-to-own-origin,</text:span><text:span text:style-name="T39"> </text:span><text:span text:style-name="T41">a \in V</text:span><text:span text:style-name="T43">p</text:span><text:span text:style-name="T41">,</text:span><text:span text:style-name="T39"> </text:span><text:span text:style-name="T40">if</text:span><text:span text:style-name="T185"> </text:span><text:span text:style-name="T184">r</text:span><text:span text:style-name="T185">(a)</text:span><text:span text:style-name="T184"> &lt; 1, </text:span><text:span text:style-name="T188">a \in Ap. </text:span><text:span text:style-name="T202">An</text:span><text:span text:style-name="T201"> action is </text:span><text:span text:style-name="T7">closer-to-opponent-origin</text:span><text:span text:style-name="T188">, </text:span><text:span text:style-name="T210">a \in V’</text:span><text:span text:style-name="T244">p</text:span><text:span text:style-name="T201"> if</text:span><text:span text:style-name="T188"> </text:span><text:span text:style-name="T201">r(a)</text:span><text:span text:style-name="T184"> &gt; 1, </text:span><text:span text:style-name="T188">a \in Ap</text:span><text:span text:style-name="T184">. </text:span></text:p>
      <text:p text:style-name="P53"/>
      <text:p text:style-name="P112"><text:span text:style-name="T191">-</text:span><text:span text:style-name="T12">Temporal partitioning</text:span><text:span text:style-name="T191">: t</text:span><text:span text:style-name="T198">0</text:span><text:span text:style-name="T191"> = t(a</text:span><text:span text:style-name="T198">0</text:span><text:span text:style-name="T191">) is the time of the first </text:span><text:span text:style-name="T194">significant </text:span><text:span text:style-name="T198">interaction</text:span><text:span text:style-name="T194">. </text:span><text:span text:style-name="T195">We </text:span><text:span text:style-name="T210">partition</text:span><text:span text:style-name="T195"> the time-range (t</text:span><text:span text:style-name="T198">0</text:span><text:span text:style-name="T195">, … </text:span><text:span text:style-name="T199">t_end</text:span><text:span text:style-name="T195">) into </text:span><text:span text:style-name="T219">K</text:span><text:span text:style-name="T195"> </text:span><text:span text:style-name="T196">equidistant time-ranges </text:span><text:span text:style-name="T199">T = </text:span><text:span text:style-name="T198">([t0, t1), [t1, t2), … [t</text:span><text:span text:style-name="T228">K-</text:span><text:span text:style-name="T277">1</text:span><text:span text:style-name="T198">, </text:span><text:span text:style-name="T199">t_end</text:span><text:span text:style-name="T198">)). </text:span><text:span text:style-name="T199">All actions </text:span><text:span text:style-name="T200">a \in </text:span><text:span text:style-name="T188">Ap, </text:span><text:span text:style-name="T199">where </text:span><text:span text:style-name="T195">t(a) </text:span><text:span text:style-name="T199">&gt;= </text:span><text:span text:style-name="T195">t</text:span><text:span text:style-name="T199">0</text:span><text:span text:style-name="T195">, </text:span><text:span text:style-name="T199">are partitioned into the time-range that they belong to, Ti \in T, </text:span><text:span text:style-name="T200">I \in (1, </text:span><text:span text:style-name="T219">2,</text:span><text:span text:style-name="T200">…, </text:span><text:span text:style-name="T219">K</text:span><text:span text:style-name="T200">)</text:span><text:span text:style-name="T199">. </text:span><text:span text:style-name="T255">Actions </text:span><text:span text:style-name="T210">in time-range Ti </text:span><text:span text:style-name="T255">are denoted Ap, Vp, V’p in Ti</text:span><text:span text:style-name="T201">.</text:span></text:p>
      <text:p text:style-name="P123"/>
      <text:p text:style-name="P113"><text:span text:style-name="T201">-</text:span><text:span text:style-name="T295">Influence. </text:span><text:span text:style-name="T299">Since Definition 2 requires a definition of influence, we</text:span><text:span text:style-name="T203"> </text:span><text:span text:style-name="T253">define </text:span><text:span text:style-name="T299">it </text:span><text:span text:style-name="T258">as </text:span><text:span text:style-name="T293">the combination of </text:span><text:span text:style-name="T258">six</text:span><text:span text:style-name="T203"> </text:span><text:span text:style-name="T241">spatio-temporal </text:span><text:span text:style-name="T203">features</text:span><text:span text:style-name="T207">.</text:span><text:span text:style-name="T219"> They are</text:span><text:span text:style-name="T220"> in the range 0-1 and </text:span><text:span text:style-name="T240">give the distribution of </text:span><text:span text:style-name="T216">actions, </text:span><text:span text:style-name="T240">subjects and objects </text:span><text:span text:style-name="T266">in</text:span><text:span text:style-name="T240"> Voronoi </text:span><text:span text:style-name="T266">partitions </text:span><text:span text:style-name="T229">V</text:span><text:span text:style-name="T295">p, </text:span><text:span text:style-name="T229">V’</text:span><text:span text:style-name="T295">p \in Ti</text:span><text:span text:style-name="T216">.</text:span><text:span text:style-name="T203"> </text:span><text:span text:style-name="T229">Concerning </text:span><text:span text:style-name="T240">subjects and objects</text:span><text:span text:style-name="T229">, we</text:span><text:span text:style-name="T224"> use </text:span><text:span text:style-name="T240">S</text:span><text:span text:style-name="T223">(V</text:span><text:span text:style-name="T266">p</text:span><text:span text:style-name="T223">), </text:span><text:span text:style-name="T240">S</text:span><text:span text:style-name="T223">(V’</text:span><text:span text:style-name="T266">p</text:span><text:span text:style-name="T223">), </text:span><text:span text:style-name="T240">O(V</text:span><text:span text:style-name="T266">p</text:span><text:span text:style-name="T240">) and O(V’</text:span><text:span text:style-name="T266">p</text:span><text:span text:style-name="T240">)</text:span><text:span text:style-name="T223"> </text:span><text:span text:style-name="T224">to</text:span><text:span text:style-name="T223"> </text:span><text:span text:style-name="T224">denote </text:span><text:span text:style-name="T21">all </text:span><text:span text:style-name="T240">subjects and objects within V</text:span><text:span text:style-name="T266">p</text:span><text:span text:style-name="T240"> and V’</text:span><text:span text:style-name="T266">p</text:span><text:span text:style-name="T240">. For example: S(V</text:span><text:span text:style-name="T244">p</text:span><text:span text:style-name="T240">) =</text:span><text:span text:style-name="T223"> </text:span><text:span text:style-name="T265">{s</text:span><text:span text:style-name="T223">(a</text:span><text:span text:style-name="T240">1</text:span><text:span text:style-name="T223">), </text:span><text:span text:style-name="T265">s</text:span><text:span text:style-name="T224">(a</text:span><text:span text:style-name="T240">2</text:span><text:span text:style-name="T224">), …, </text:span><text:span text:style-name="T265">s</text:span><text:span text:style-name="T224">(aN)</text:span><text:span text:style-name="T265">}</text:span><text:span text:style-name="T223">, a</text:span><text:span text:style-name="T266">i</text:span><text:span text:style-name="T223"> \in V</text:span><text:span text:style-name="T244">p</text:span><text:span text:style-name="T223">, </text:span><text:span text:style-name="T266">I \in </text:span><text:span text:style-name="T267">1, …, N,</text:span><text:span text:style-name="T224"> N = |V</text:span><text:span text:style-name="T244">p</text:span><text:span text:style-name="T224">|</text:span><text:span text:style-name="T223">. </text:span><text:span text:style-name="T241">The purpose of these aggregations is to </text:span><text:span text:style-name="T240">compute the average </text:span><text:span text:style-name="T242">number of </text:span><text:span text:style-name="T265"><text:s/></text:span><text:span text:style-name="T240">subjects and objects within </text:span><text:span text:style-name="T249">time-range </text:span><text:span text:style-name="T240">Ti,</text:span><text:span text:style-name="T224"> for example, mu(</text:span><text:span text:style-name="T240">O</text:span><text:span text:style-name="T224">(V’</text:span><text:span text:style-name="T277">p</text:span><text:span text:style-name="T224">)) = sum(</text:span><text:span text:style-name="T240">O</text:span><text:span text:style-name="T224">(V’</text:span><text:span text:style-name="T277">p</text:span><text:span text:style-name="T224">)) / |</text:span><text:span text:style-name="T240">O</text:span><text:span text:style-name="T224">(V’</text:span><text:span text:style-name="T277">p</text:span><text:span text:style-name="T224">)|, </text:span><text:span text:style-name="T254">Vp, </text:span><text:span text:style-name="T255">V’p in Ti</text:span><text:span text:style-name="T224">. </text:span><text:span text:style-name="T241">The </text:span><text:span text:style-name="T252">six</text:span><text:span text:style-name="T241"> features are as follows:</text:span></text:p>
      <text:p text:style-name="P72"/>
      <text:p text:style-name="P113"><text:span text:style-name="T203">5. </text:span><text:span text:style-name="T221">|</text:span><text:span text:style-name="T220">V’</text:span><text:span text:style-name="T244">p</text:span><text:span text:style-name="T221">|</text:span><text:span text:style-name="T187"> </text:span><text:span text:style-name="T200">/ </text:span><text:span text:style-name="T221">(|V</text:span><text:span text:style-name="T244">p</text:span><text:span text:style-name="T221">|</text:span><text:span text:style-name="T220"> <text:s/></text:span><text:span text:style-name="T221">+ |</text:span><text:span text:style-name="T220">V’</text:span><text:span text:style-name="T244">p</text:span><text:span text:style-name="T221">|)</text:span><text:span text:style-name="T200">.</text:span></text:p>
      <text:p text:style-name="P113"><text:span text:style-name="T200">6. </text:span><text:span text:style-name="T224">mu</text:span><text:span text:style-name="T222">(</text:span><text:span text:style-name="T240">S</text:span><text:span text:style-name="T222">(</text:span><text:span text:style-name="T220">V’</text:span><text:span text:style-name="T244">p</text:span><text:span text:style-name="T222">))</text:span><text:span text:style-name="T221"> / </text:span><text:span text:style-name="T222">(</text:span><text:span text:style-name="T224">mu</text:span><text:span text:style-name="T222">(</text:span><text:span text:style-name="T240">S</text:span><text:span text:style-name="T222">(</text:span><text:span text:style-name="T220">V</text:span><text:span text:style-name="T244">p</text:span><text:span text:style-name="T222">)) + </text:span><text:span text:style-name="T224">mu</text:span><text:span text:style-name="T222">(</text:span><text:span text:style-name="T240">S</text:span><text:span text:style-name="T222">(V’</text:span><text:span text:style-name="T244">p</text:span><text:span text:style-name="T222">)).</text:span></text:p>
      <text:p text:style-name="P113"><text:span text:style-name="T223">7. </text:span><text:span text:style-name="T224">mu</text:span><text:span text:style-name="T222">(</text:span><text:span text:style-name="T241">O</text:span><text:span text:style-name="T222">(</text:span><text:span text:style-name="T220">V’</text:span><text:span text:style-name="T244">p</text:span><text:span text:style-name="T222">))</text:span><text:span text:style-name="T221"> / </text:span><text:span text:style-name="T222">(</text:span><text:span text:style-name="T224">mu</text:span><text:span text:style-name="T222">(</text:span><text:span text:style-name="T241">O</text:span><text:span text:style-name="T222">(</text:span><text:span text:style-name="T220">V</text:span><text:span text:style-name="T244">p</text:span><text:span text:style-name="T222">)) + </text:span><text:span text:style-name="T224">mu</text:span><text:span text:style-name="T222">(</text:span><text:span text:style-name="T241">O</text:span><text:span text:style-name="T222">(V’</text:span><text:span text:style-name="T244">p</text:span><text:span text:style-name="T222">)).</text:span></text:p>
      <text:p text:style-name="P113"><text:span text:style-name="T244">8</text:span><text:span text:style-name="T203">. </text:span><text:span text:style-name="T221">|</text:span><text:span text:style-name="T220">V’</text:span><text:span text:style-name="T244">p’</text:span><text:span text:style-name="T221">|</text:span><text:span text:style-name="T187"> </text:span><text:span text:style-name="T200">/ </text:span><text:span text:style-name="T221">(|V</text:span><text:span text:style-name="T244">p’</text:span><text:span text:style-name="T221">|</text:span><text:span text:style-name="T220"> <text:s/></text:span><text:span text:style-name="T221">+ |</text:span><text:span text:style-name="T220">V’</text:span><text:span text:style-name="T244">p’</text:span><text:span text:style-name="T221">|)</text:span><text:span text:style-name="T200">.</text:span></text:p>
      <text:p text:style-name="P113"><text:span text:style-name="T244">9</text:span><text:span text:style-name="T200">. </text:span><text:span text:style-name="T244">mu</text:span><text:span text:style-name="T222">(</text:span><text:span text:style-name="T240">S</text:span><text:span text:style-name="T222">(</text:span><text:span text:style-name="T220">V’</text:span><text:span text:style-name="T244">p’</text:span><text:span text:style-name="T222">))</text:span><text:span text:style-name="T221"> / </text:span><text:span text:style-name="T222">(</text:span><text:span text:style-name="T224">mu</text:span><text:span text:style-name="T222">(</text:span><text:span text:style-name="T240">S</text:span><text:span text:style-name="T222">(</text:span><text:span text:style-name="T220">V</text:span><text:span text:style-name="T244">p’</text:span><text:span text:style-name="T222">)) + </text:span><text:span text:style-name="T224">mu</text:span><text:span text:style-name="T222">(</text:span><text:span text:style-name="T240">S</text:span><text:span text:style-name="T222">(V’</text:span><text:span text:style-name="T244">p’</text:span><text:span text:style-name="T222">)).</text:span><text:span text:style-name="T223"> </text:span></text:p>
      <text:p text:style-name="P113"><text:span text:style-name="T244">10</text:span><text:span text:style-name="T223">. </text:span><text:span text:style-name="T224">mu</text:span><text:span text:style-name="T222">(</text:span><text:span text:style-name="T241">O</text:span><text:span text:style-name="T222">(</text:span><text:span text:style-name="T220">V’</text:span><text:span text:style-name="T244">p’</text:span><text:span text:style-name="T222">))</text:span><text:span text:style-name="T221"> / </text:span><text:span text:style-name="T222">(</text:span><text:span text:style-name="T224">mu</text:span><text:span text:style-name="T222">(</text:span><text:span text:style-name="T241">O</text:span><text:span text:style-name="T222">(</text:span><text:span text:style-name="T220">V</text:span><text:span text:style-name="T244">p’</text:span><text:span text:style-name="T222">)) + </text:span><text:span text:style-name="T224">mu</text:span><text:span text:style-name="T222">(</text:span><text:span text:style-name="T241">O</text:span><text:span text:style-name="T222">(V’</text:span><text:span text:style-name="T244">p’</text:span><text:span text:style-name="T222">)).</text:span></text:p>
      <text:p text:style-name="P66"/>
      <text:p text:style-name="P113"><text:span text:style-name="T258">where </text:span><text:span text:style-name="T254">Vp, </text:span><text:span text:style-name="T255">V’p in Ti</text:span><text:span text:style-name="T258">. </text:span></text:p>
      <text:p text:style-name="P124"/>
      <text:p text:style-name="P65"/>
      <text:p text:style-name="P23">Initiative <text:span text:style-name="T316">features</text:span></text:p>
      <text:p text:style-name="P100"><text:span text:style-name="T207">While </text:span><text:span text:style-name="T296">dataset Phi and the above-listed features</text:span><text:span text:style-name="T207"> are </text:span><text:span text:style-name="T265">sufficient</text:span><text:span text:style-name="T207"> for statistical </text:span><text:span text:style-name="T212">inference </text:span><text:span text:style-name="T207">and prediction </text:span><text:span text:style-name="T219">experiments </text:span><text:span text:style-name="T277">(</text:span><text:span text:style-name="T207">Section []</text:span><text:span text:style-name="T277">)</text:span><text:span text:style-name="T207">, they do not </text:span><text:span text:style-name="T277">provide an explicit answer to </text:span><text:span text:style-name="T207">the question of what initiative </text:span><text:span text:style-name="T15">is</text:span><text:span text:style-name="T207">. </text:span><text:span text:style-name="T249">T</text:span><text:span text:style-name="T207">herefore, </text:span><text:span text:style-name="T249">we</text:span><text:span text:style-name="T207"> carry out </text:span><text:span text:style-name="T246">a</text:span><text:span text:style-name="T249"> </text:span><text:span text:style-name="T246">post-processing</text:span><text:span text:style-name="T207"> step which </text:span><text:span text:style-name="T246">moves toward an answer to </text:span><text:span text:style-name="T253">the</text:span><text:span text:style-name="T242"> question</text:span><text:span text:style-name="T219">,</text:span><text:span text:style-name="T207"> and </text:span><text:span text:style-name="T229">which, </text:span><text:span text:style-name="T242">we conjecture,</text:span><text:span text:style-name="T229"> </text:span><text:span text:style-name="T267">can</text:span><text:span text:style-name="T229"> </text:span><text:span text:style-name="T207">improve </text:span><text:span text:style-name="T244">predictive </text:span><text:span text:style-name="T296">properties</text:span><text:span text:style-name="T219">.</text:span><text:span text:style-name="T207"> </text:span><text:span text:style-name="T257">We define the following three </text:span><text:span text:style-name="T19">initiative features</text:span><text:span text:style-name="T208">: </text:span></text:p>
      <text:p text:style-name="P54"/>
      <text:p text:style-name="P104"><text:span text:style-name="T208">-</text:span><text:span text:style-name="T230">delta_</text:span><text:span text:style-name="T242">A </text:span><text:span text:style-name="T244">= </text:span><text:span text:style-name="T221">|</text:span><text:span text:style-name="T220">V’</text:span><text:span text:style-name="T244">p</text:span><text:span text:style-name="T221">|</text:span><text:span text:style-name="T187"> </text:span><text:span text:style-name="T200">/ </text:span><text:span text:style-name="T221">(|V</text:span><text:span text:style-name="T244">p</text:span><text:span text:style-name="T221">|</text:span><text:span text:style-name="T220"> <text:s/></text:span><text:span text:style-name="T221">+ |</text:span><text:span text:style-name="T220">V’</text:span><text:span text:style-name="T244">p</text:span><text:span text:style-name="T221">|) - |</text:span><text:span text:style-name="T220">V’</text:span><text:span text:style-name="T244">p’</text:span><text:span text:style-name="T221">|</text:span><text:span text:style-name="T187"> </text:span><text:span text:style-name="T200">/ </text:span><text:span text:style-name="T221">(|V</text:span><text:span text:style-name="T244">p’</text:span><text:span text:style-name="T221">|</text:span><text:span text:style-name="T220"> <text:s/></text:span><text:span text:style-name="T221">+ |</text:span><text:span text:style-name="T220">V’</text:span><text:span text:style-name="T244">p’</text:span><text:span text:style-name="T221">|)</text:span></text:p>
      <text:p text:style-name="P104"><text:span text:style-name="T208">-</text:span><text:span text:style-name="T230">delta_</text:span><text:span text:style-name="T242">S </text:span><text:span text:style-name="T244">= </text:span><text:span text:style-name="T224">mu</text:span><text:span text:style-name="T222">(</text:span><text:span text:style-name="T240">S</text:span><text:span text:style-name="T222">(</text:span><text:span text:style-name="T220">V’</text:span><text:span text:style-name="T244">p</text:span><text:span text:style-name="T222">))</text:span><text:span text:style-name="T221"> / </text:span><text:span text:style-name="T222">(</text:span><text:span text:style-name="T224">mu</text:span><text:span text:style-name="T222">(</text:span><text:span text:style-name="T240">S</text:span><text:span text:style-name="T222">(</text:span><text:span text:style-name="T220">V</text:span><text:span text:style-name="T244">p</text:span><text:span text:style-name="T222">)) + </text:span><text:span text:style-name="T224">mu</text:span><text:span text:style-name="T222">(</text:span><text:span text:style-name="T240">S</text:span><text:span text:style-name="T222">(V’</text:span><text:span text:style-name="T244">p</text:span><text:span text:style-name="T222">)) - </text:span><text:span text:style-name="T244">mu</text:span><text:span text:style-name="T222">(</text:span><text:span text:style-name="T240">S</text:span><text:span text:style-name="T222">(</text:span><text:span text:style-name="T220">V’</text:span><text:span text:style-name="T244">p’</text:span><text:span text:style-name="T222">))</text:span><text:span text:style-name="T221"> / </text:span><text:span text:style-name="T222">(</text:span><text:span text:style-name="T224">mu</text:span><text:span text:style-name="T222">(</text:span><text:span text:style-name="T240">S</text:span><text:span text:style-name="T222">(</text:span><text:span text:style-name="T220">V</text:span><text:span text:style-name="T244">p’</text:span><text:span text:style-name="T222">)) + </text:span><text:span text:style-name="T224">mu</text:span><text:span text:style-name="T222">(</text:span><text:span text:style-name="T240">S</text:span><text:span text:style-name="T222">(V’</text:span><text:span text:style-name="T244">p’</text:span><text:span text:style-name="T222">))</text:span></text:p>
      <text:p text:style-name="P104"><text:span text:style-name="T208">-</text:span><text:span text:style-name="T230">delta_</text:span><text:span text:style-name="T242">O </text:span><text:span text:style-name="T244">= </text:span><text:span text:style-name="T224">mu</text:span><text:span text:style-name="T222">(</text:span><text:span text:style-name="T241">O</text:span><text:span text:style-name="T222">(</text:span><text:span text:style-name="T220">V’</text:span><text:span text:style-name="T244">p</text:span><text:span text:style-name="T222">))</text:span><text:span text:style-name="T221"> / </text:span><text:span text:style-name="T222">(</text:span><text:span text:style-name="T224">mu</text:span><text:span text:style-name="T222">(</text:span><text:span text:style-name="T241">O</text:span><text:span text:style-name="T222">(</text:span><text:span text:style-name="T220">V</text:span><text:span text:style-name="T244">p</text:span><text:span text:style-name="T222">)) + </text:span><text:span text:style-name="T224">mu</text:span><text:span text:style-name="T222">(</text:span><text:span text:style-name="T241">O</text:span><text:span text:style-name="T222">(V’</text:span><text:span text:style-name="T244">p</text:span><text:span text:style-name="T222">)) - </text:span><text:span text:style-name="T224">mu</text:span><text:span text:style-name="T222">(</text:span><text:span text:style-name="T241">O</text:span><text:span text:style-name="T222">(</text:span><text:span text:style-name="T220">V’</text:span><text:span text:style-name="T244">p’</text:span><text:span text:style-name="T222">))</text:span><text:span text:style-name="T221"> / </text:span><text:span text:style-name="T222">(</text:span><text:span text:style-name="T224">mu</text:span><text:span text:style-name="T222">(</text:span><text:span text:style-name="T241">O</text:span><text:span text:style-name="T222">(</text:span><text:span text:style-name="T220">V</text:span><text:span text:style-name="T244">p’</text:span><text:span text:style-name="T222">)) + </text:span><text:span text:style-name="T224">mu</text:span><text:span text:style-name="T222">(</text:span><text:span text:style-name="T241">O</text:span><text:span text:style-name="T222">(V’</text:span><text:span text:style-name="T244">p’</text:span><text:span text:style-name="T222">))</text:span></text:p>
      <text:p text:style-name="P54"/>
      <text:p text:style-name="P67">where <text:span text:style-name="T320">Vp, </text:span><text:span text:style-name="T317">V’p in Ti</text:span>. </text:p>
      <text:p text:style-name="P54"/>
      <text:p text:style-name="P106"><text:span text:style-name="T248">From these features it </text:span><text:span text:style-name="T250">would be</text:span><text:span text:style-name="T248"> possible </text:span><text:span text:style-name="T267">to </text:span><text:span text:style-name="T278">hypothesize that </text:span><text:span text:style-name="T267">a</text:span><text:span text:style-name="T231">gent p </text:span><text:span text:style-name="T247">possess</text:span><text:span text:style-name="T278">es</text:span><text:span text:style-name="T247"> more initiative than p’</text:span><text:span text:style-name="T231"> if </text:span><text:span text:style-name="T244">delta_A, </text:span><text:span text:style-name="T245">delta_S and delta_O</text:span><text:span text:style-name="T231"> &gt; 0. </text:span><text:span text:style-name="T278">The hypothesis can then be </text:span><text:span text:style-name="T299">accepted or rejected by a </text:span><text:soft-page-break/><text:span text:style-name="T299">goodness of fit test between the inequality and</text:span><text:span text:style-name="T248"> </text:span><text:span text:style-name="T252">advantage w(p)</text:span><text:span text:style-name="T249">. </text:span><text:span text:style-name="T255">In Section [], we test </text:span><text:span text:style-name="T267">this,</text:span><text:span text:style-name="T255"> and we also test whether w(p)’</text:span><text:span text:style-name="T265">s in Phi1</text:span><text:span text:style-name="T255"> can be </text:span><text:span text:style-name="T256">predicted </text:span><text:span text:style-name="T259">using Machine Learning to</text:span><text:span text:style-name="T255"> find a set of inequalities between delta_A, delta_S, delta_O and other features.</text:span></text:p>
      <text:p text:style-name="P61"/>
      <text:p text:style-name="P26">Prediction model</text:p>
      <text:p text:style-name="P18"/>
      <text:p text:style-name="P24"/>
      <text:p text:style-name="P24"/>
      <text:p text:style-name="P24"/>
      <text:p text:style-name="P128">Experiments</text:p>
      <text:p text:style-name="P25"/>
      <text:p text:style-name="P108"><text:span text:style-name="T159">Data </text:span><text:span text:style-name="T160">and Constants</text:span></text:p>
      <text:p text:style-name="P109"><text:span text:style-name="T257">We </text:span><text:span text:style-name="T263">use </text:span><text:span text:style-name="T257">30000 downloaded</text:span><text:span text:style-name="T263"> </text:span><text:span text:style-name="T257">recordings from an official AoE II repository [</text:span><text:span text:style-name="T275">footnote: aoe2record format </text:span><text:span text:style-name="T279">DE </text:span><text:span text:style-name="T259">+ </text:span><text:span text:style-name="T290">gameType=3 + </text:span><text:span text:style-name="T259">collected between </text:span><text:span text:style-name="T257">]. </text:span><text:span text:style-name="T268">Our selection of recordings is</text:span><text:span text:style-name="T271"> </text:span><text:span text:style-name="T268">random apart from </text:span><text:span text:style-name="T269">the ELO feature</text:span><text:span text:style-name="T268">. </text:span><text:span text:style-name="T274">W</text:span><text:span text:style-name="T269">e only consider matches where ELO &gt; 800, </text:span><text:span text:style-name="T278">which we </text:span><text:span text:style-name="T280">use</text:span><text:span text:style-name="T269"> to mitigate the ELO burn-in problem [chimps]. </text:span><text:span text:style-name="T270">Secondly, </text:span><text:span text:style-name="T268">the ELO rating system </text:span><text:span text:style-name="T271">works such</text:span><text:span text:style-name="T268"> that there are significantly more </text:span><text:span text:style-name="T270">players and </text:span><text:span text:style-name="T268">matches at </text:span><text:span text:style-name="T271">mid</text:span><text:span text:style-name="T270"> </text:span><text:span text:style-name="T268">ELO than </text:span><text:span text:style-name="T290">at high </text:span><text:span text:style-name="T268">ELO. </text:span><text:span text:style-name="T271">In order </text:span><text:span text:style-name="T268">to ensure that a sufficient number of high-ELO matches are obtained, </text:span><text:span text:style-name="T271">we </text:span><text:span text:style-name="T268">apply a normal cumulative distribution function (CDF) over the ELO range 800-2900, </text:span><text:span text:style-name="T271">where the probability of selecting at low ELO is lower and high ELO is higher</text:span><text:span text:style-name="T268">. </text:span><text:span text:style-name="T263">Each match is stored in binary format, and we use a public repository [footnote]</text:span><text:span text:style-name="T259"> </text:span><text:span text:style-name="T278">(henceforth MGZ) </text:span><text:span text:style-name="T263">to </text:span><text:span text:style-name="T264">parse</text:span><text:span text:style-name="T263"> all the information needed to construct dataset</text:span><text:span text:style-name="T265">s</text:span><text:span text:style-name="T263"> Phi</text:span><text:span text:style-name="T259">0</text:span><text:span text:style-name="T263"> </text:span><text:span text:style-name="T265">and</text:span><text:span text:style-name="T259"> Phi1 </text:span><text:span text:style-name="T263">(Section []). </text:span><text:span text:style-name="T265">In the remainder of this section, we </text:span><text:span text:style-name="T275">define features and constants for these datasets such that they make sense for the </text:span><text:span text:style-name="T265">AoE II environment. </text:span></text:p>
      <text:p text:style-name="P69"/>
      <text:p text:style-name="P110"><text:span text:style-name="T265">For the origin location l(p), w</text:span><text:span text:style-name="T259">e use the coordinates of </text:span><text:span text:style-name="T265">a building, the “</text:span><text:span text:style-name="T264">town center”, </text:span><text:span text:style-name="T265">that p starts with at the beginning of the match (we do not handle matches where p does not start with </text:span><text:span text:style-name="T276">this</text:span><text:span text:style-name="T265"> building).</text:span><text:span text:style-name="T259"> </text:span><text:span text:style-name="T266">As is commonly the case in the RTS genre, an </text:span><text:span text:style-name="T272">AoE II </text:span><text:span text:style-name="T266">action starts with the selection of one or several units </text:span><text:span text:style-name="T274">or buildings</text:span><text:span text:style-name="T266">. We use this selection as the definition of the </text:span><text:span text:style-name="T17">subject</text:span><text:span text:style-name="T265"> s(a), </text:span><text:span text:style-name="T274">a \in Ap</text:span><text:span text:style-name="T265">. </text:span><text:span text:style-name="T266">The subject is </text:span><text:span text:style-name="T280">then </text:span><text:span text:style-name="T266">used to initiate a task </text:span><text:span text:style-name="T274">chosen by p</text:span><text:span text:style-name="T266">. We define the </text:span><text:span text:style-name="T18">object</text:span><text:span text:style-name="T266"> o(a) </text:span><text:span text:style-name="T265">as </text:span><text:span text:style-name="T281">tasks in</text:span><text:span text:style-name="T274"> s(a)</text:span><text:span text:style-name="T266"> w</text:span><text:span text:style-name="T274">here</text:span><text:span text:style-name="T266"> </text:span><text:span text:style-name="T274">there is a</text:span><text:span text:style-name="T266"> “target_</text:span><text:span text:style-name="T279">id</text:span><text:span text:style-name="T266">” </text:span><text:span text:style-name="T274">and where the target is a subject </text:span><text:span text:style-name="T278">of</text:span><text:span text:style-name="T274"> p’</text:span><text:span text:style-name="T266">. </text:span><text:span text:style-name="T273">In AoE II, the target is never more than </text:span><text:span text:style-name="T274">a single </text:span><text:span text:style-name="T282">object</text:span><text:span text:style-name="T274">, so |o(a)| </text:span><text:span text:style-name="T280">\in [0, 1] (0 when there is no target)</text:span><text:span text:style-name="T274">. </text:span><text:span text:style-name="T278">This definition of </text:span><text:span text:style-name="T279">object </text:span><text:span text:style-name="T278">is far from </text:span><text:span text:style-name="T280">ideal</text:span><text:span text:style-name="T278"> due to the existence of actions that include targets implicitly. </text:span><text:span text:style-name="T279">These actions include MGZ action types “PATROL”, “</text:span><text:span text:style-name="T280">GARRISON”</text:span><text:span text:style-name="T279"> and “DE_ATTACK_MOVE”, </text:span><text:span text:style-name="T280">which </text:span><text:span text:style-name="T282">are used by p to allow the </text:span><text:span text:style-name="T280">AoE II engine </text:span><text:span text:style-name="T282">to </text:span><text:span text:style-name="T280">selec</text:span><text:span text:style-name="T282">t</text:span><text:span text:style-name="T280"> targets automatically for subjects in s(a). As far as we are aware, the only way to retrieve these targets is by running the recording in the AoE II engine. We leave inclusion of such targets for future work, and rely on </text:span><text:span text:style-name="T282">the large number of </text:span><text:span text:style-name="T280">actions where targets are selected manually by </text:span><text:span text:style-name="T282">p</text:span><text:span text:style-name="T280">.</text:span></text:p>
      <text:p text:style-name="P70"/>
      <text:p text:style-name="P70"><text:s/></text:p>
      <text:p text:style-name="P71"/>
      <text:p text:style-name="P71"/>
      <text:p text:style-name="P14"/>
      <text:p text:style-name="P62">“Map-control”</text:p>
      <text:p text:style-name="P25"/>
      <text:p text:style-name="P24">Testing the predictive strength </text:p>
      <text:p text:style-name="P64">Sometimes the initiative can be a disadvantage: Snowboarding → copying the exact same run with extra trick. </text:p>
      <text:p text:style-name="P54"/>
      <text:p text:style-name="P55">-<text:span text:style-name="T314">Difference in ELO: We first min-max normalize the ELO’s in \phi to the range [0, 1], and then compute ELO(p) – ELO(p’), where w(p) = 1. </text:span></text:p>
      <text:p text:style-name="P54"/>
      <text:p text:style-name="P45"/>
      <text:p text:style-name="P56"><text:soft-page-break/></text:p>
      <text:p text:style-name="P45"/>
      <text:p text:style-name="P45"/>
      <text:p text:style-name="P92"><text:span text:style-name="T133">-</text:span><text:span text:style-name="T174">Difference in </text:span><text:span text:style-name="T133">ELO: </text:span><text:span text:style-name="T134">For each match, the ELO of the respective player is recorded [footnote: since ELO of active players constantly changes, there is some error when deriving it]. The difference in ELO of the players in a match can be significant. For example, if a player with an ELO of 2800 meets a player with an ELO of 1600, the former player is almost guaranteed to win the match. This feature is an important </text:span><text:span text:style-name="T155">tool </text:span><text:span text:style-name="T135">for analysis, as it </text:span><text:span text:style-name="T155">shows</text:span><text:span text:style-name="T135"> differences in behavior across multiple ELO’</text:span><text:span text:style-name="T155">s</text:span><text:span text:style-name="T135">. </text:span><text:span text:style-name="T168">Furthermore, it is important to carry out the analysis with and without the ELO feature, </text:span><text:span text:style-name="T173">since ELO cannot be assumed to be correct or even present if we wish to generalize </text:span></text:p>
      <text:p text:style-name="P92"><text:span text:style-name="T133">- Time: </text:span><text:span text:style-name="T155">Needed</text:span><text:span text:style-name="T136"> to deduce whether an action is part of a group of actions aimed toward seizing the initiative. </text:span></text:p>
      <text:p text:style-name="P36">- Cartesian coordinates: <text:span text:style-name="T310">Needed to deduce whether an action is aggressive and/or offensive. </text:span></text:p>
      <text:p text:style-name="P36">- Intensity. This feature is based on the </text:p>
      <text:p text:style-name="P36"/>
      <text:p text:style-name="P20"/>
      <text:p text:style-name="P89"><text:span text:style-name="T109">We</text:span><text:span text:style-name="T108"> look at the proportion of aggressive actions compared to all actions. </text:span><text:span text:style-name="T109">This comes with the benefit of reducing the implicit impact of the ELO feature: </text:span><text:span text:style-name="T110">Stronger players can be expected to carry </text:span></text:p>
      <text:p text:style-name="P8"/>
      <text:p text:style-name="P8"/>
      <text:p text:style-name="P40">Features Not Used</text:p>
      <text:p text:style-name="P10"/>
      <text:p text:style-name="P12"/>
      <text:p text:style-name="P60"/>
      <text:p text:style-name="P13"/>
      <text:p text:style-name="P13"/>
      <text:p text:style-name="P13"/>
      <text:p text:style-name="P13"/>
      <text:p text:style-name="P13">Result</text:p>
      <text:p text:style-name="P13"/>
      <text:p text:style-name="P34">Upper bound of predictive power: The case when ELO difference is &gt; 100. </text:p>
      <text:p text:style-name="P13"/>
      <text:p text:style-name="P85"><text:span text:style-name="T84">R2 between ELO and game outcome is </text:span><text:span text:style-name="T85">only </text:span><text:span text:style-name="T84">0.03 </text:span><text:span text:style-name="T85">and R2 between I and </text:span><text:span text:style-name="T86">ELO is only 0.01</text:span><text:span text:style-name="T85">.</text:span><text:span text:style-name="T84"> </text:span><text:span text:style-name="T85">R2 between I and game outcome is 0.1</text:span><text:span text:style-name="T84">. However, </text:span><text:span text:style-name="T85">if game outcome is combined with ELO </text:span><text:span text:style-name="T86">and I, the trend becomes much stronger. When a stronger player pursues a high I, he/she tends to also win the game. When a weaker player pursues a high I, there is no evidence that that player also wins the game. </text:span></text:p>
      <text:p text:style-name="P19"/>
      <text:p text:style-name="P85"><text:span text:style-name="T86">Hence, </text:span><text:span text:style-name="T85"><text:s/></text:span></text:p>
      <text:p text:style-name="P13"/>
      <text:p text:style-name="P13"/>
      <text:p text:style-name="P15">Discussion </text:p>
      <text:p text:style-name="P86"><text:span text:style-name="T83">The most interesting result is the three-way relationship between </text:span><text:span text:style-name="T85">I</text:span><text:span text:style-name="T84"> (</text:span><text:span text:style-name="T85">initiative, i.e., </text:span><text:span text:style-name="T83">the times that players require to make their first significant moves</text:span><text:span text:style-name="T84">)</text:span><text:span text:style-name="T83">, game outcome </text:span><text:span text:style-name="T84">and ELO</text:span><text:span text:style-name="T83">. </text:span><text:span text:style-name="T88">The main result is that</text:span><text:span text:style-name="T87"> players </text:span><text:span text:style-name="T89">with higher ELO </text:span><text:span text:style-name="T88">tend to win </text:span><text:span text:style-name="T89">games more often </text:span><text:span text:style-name="T88">whe</text:span><text:span text:style-name="T89">n</text:span><text:span text:style-name="T88"> they </text:span><text:span text:style-name="T89">try to take the tactical initiative</text:span><text:span text:style-name="T87">. </text:span><text:span text:style-name="T89">P</text:span><text:span text:style-name="T88">layers </text:span><text:span text:style-name="T89">with a lower ELO </text:span><text:span text:style-name="T88">tend to </text:span><text:span text:style-name="T89">not win games more often when they try to take the tactical initiative</text:span><text:span text:style-name="T88">. </text:span><text:span text:style-name="T89">This result is in line with the result by [TENNIS], which proposes that there is a link between ability to utilize a tactical advantage and player skill. </text:span><text:span text:style-name="T88">Although a direct comparison should not be made, the result bears semblance to the result </text:span><text:span text:style-name="T89">in the chimpanzee study </text:span><text:span text:style-name="T88">by Newton-Fisher: </text:span><text:span text:style-name="T89">Chimpanzees with a high ELO tend to show a higher intensity of aggression. </text:span></text:p>
      <text:p text:style-name="P13"/>
      <text:p text:style-name="P13"/>
      <text:p text:style-name="P13"><text:soft-page-break/>Conclusion</text:p>
      <text:p text:style-name="P13"/>
      <text:p text:style-name="P43">Future work. <text:span text:style-name="T313">Gated Recurrent Units (GRU).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4T16:13:55.973602671</meta:creation-date>
    <meta:generator>LibreOffice/6.4.7.2$Linux_X86_64 LibreOffice_project/40$Build-2</meta:generator>
    <dc:date>2023-10-19T15:08:20.839513141</dc:date>
    <meta:editing-duration>P2DT1H58M59S</meta:editing-duration>
    <meta:editing-cycles>294</meta:editing-cycles>
    <meta:document-statistic meta:table-count="0" meta:image-count="0" meta:object-count="0" meta:page-count="8" meta:paragraph-count="97" meta:word-count="3420" meta:character-count="20633" meta:non-whitespace-character-count="17242"/>
  </office:meta>
</office:document-meta>
</file>